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" calcext:value-type="float">
            <text:p>-0.012519603579901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" calcext:value-type="float">
            <text:p>0.012441559376677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" calcext:value-type="float">
            <text:p>-0.006663365829734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" calcext:value-type="float">
            <text:p>0.0066412148350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" calcext:value-type="float">
            <text:p>-0.034845712316831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5" calcext:value-type="float">
            <text:p>0.0342455912263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7" calcext:value-type="float">
            <text:p>-0.034666096604287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7" calcext:value-type="float">
            <text:p>0.034072110980647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" calcext:value-type="float">
            <text:p>0.03744762012204</text:p>
          </table:table-cell>
          <table:table-cell office:value-type="float" office:value="0.024840391829834" calcext:value-type="float">
            <text:p>0.024840391829834</text:p>
          </table:table-cell>
          <table:table-cell office:value-type="float" office:value="0.056453386984034" calcext:value-type="float">
            <text:p>0.056453386984034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3" calcext:value-type="float">
            <text:p>0.038461082492573</text:p>
          </table:table-cell>
          <table:table-cell office:value-type="float" office:value="0.027429434325168" calcext:value-type="float">
            <text:p>0.027429434325168</text:p>
          </table:table-cell>
          <table:table-cell office:value-type="float" office:value="0.053929470399001" calcext:value-type="float">
            <text:p>0.053929470399001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" calcext:value-type="float">
            <text:p>0.060087343749879</text:p>
          </table:table-cell>
          <table:table-cell office:value-type="float" office:value="0.032259667588053" calcext:value-type="float">
            <text:p>0.032259667588053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9" calcext:value-type="float">
            <text:p>0.06288655491770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4" calcext:value-type="float">
            <text:p>0.082894120430784</text:p>
          </table:table-cell>
          <table:table-cell office:value-type="float" office:value="0.058816121810652" calcext:value-type="float">
            <text:p>0.058816121810652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" calcext:value-type="float">
            <text:p>0.080904279142882</text:p>
          </table:table-cell>
          <table:table-cell office:value-type="float" office:value="0.049491867985765" calcext:value-type="float">
            <text:p>0.049491867985765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" calcext:value-type="float">
            <text:p>0.092992863820148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5" calcext:value-type="float">
            <text:p>0.032774903003385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" calcext:value-type="float">
            <text:p>0.082913390783548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4" calcext:value-type="float">
            <text:p>0.051692531964624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2" calcext:value-type="float">
            <text:p>0.063316603587162</text:p>
          </table:table-cell>
          <table:table-cell office:value-type="float" office:value="0.008915046282551" calcext:value-type="float">
            <text:p>0.008915046282551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" calcext:value-type="float">
            <text:p>0.08705020965716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" calcext:value-type="float">
            <text:p>0.096525971437039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" calcext:value-type="float">
            <text:p>0.059861553227073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5" calcext:value-type="float">
            <text:p>0.085653998098865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" calcext:value-type="float">
            <text:p>-0.091616450309291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9" calcext:value-type="float">
            <text:p>0.08754494570826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ProxyBA12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89319777328083" calcext:value-type="float">
            <text:p>0.8931977732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856510231713829" calcext:value-type="float">
            <text:p>0.85651023171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819822690146829" calcext:value-type="float">
            <text:p>0.81982269014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783135148579828" calcext:value-type="float">
            <text:p>0.78313514857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73117768924367" calcext:value-type="float">
            <text:p>0.473117768924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88872818341528" calcext:value-type="float">
            <text:p>0.38887281834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304627867758688" calcext:value-type="float">
            <text:p>0.30462786775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20382917175848" calcext:value-type="float">
            <text:p>0.22038291717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36137966593008" calcext:value-type="float">
            <text:p>0.136137966593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518930160101687" calcext:value-type="float">
            <text:p>0.0518930160101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-0.032351934572671" calcext:value-type="float">
            <text:p>-0.03235193457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116596885155511" calcext:value-type="float">
            <text:p>-0.11659688515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5809195656882" calcext:value-type="float">
            <text:p>0.9580919565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39090196563688" calcext:value-type="float">
            <text:p>0.939090196563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20088436558557" calcext:value-type="float">
            <text:p>0.920088436558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47195461861619" calcext:value-type="float">
            <text:p>0.94719546186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12563643091169" calcext:value-type="float">
            <text:p>0.912563643091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77931824320718" calcext:value-type="float">
            <text:p>0.87793182432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3300005550268" calcext:value-type="float">
            <text:p>0.843300005550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68186779817" calcext:value-type="float">
            <text:p>0.808668186779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74036368009367" calcext:value-type="float">
            <text:p>0.774036368009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39404549238917" calcext:value-type="float">
            <text:p>0.739404549238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890408648885626" calcext:value-type="float">
            <text:p>0.890408648885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887134278355979" calcext:value-type="float">
            <text:p>0.887134278355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.880585537296685" calcext:value-type="float">
            <text:p>0.880585537296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.877311166767038" calcext:value-type="float">
            <text:p>0.877311166767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.874036796237391" calcext:value-type="float">
            <text:p>0.874036796237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.870762425707743" calcext:value-type="float">
            <text:p>0.870762425707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.867488055178096" calcext:value-type="float">
            <text:p>0.867488055178096</text:p>
          </table:table-cell>
        </table:table-row>
      </table:table>
      <table:table table:name="ProxyNewC" table:style-name="ta1"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5102039024705" calcext:value-type="float">
            <text:p>-0.165102039024705</text:p>
          </table:table-cell>
          <table:table-cell office:value-type="float" office:value="-0.322014510641725" calcext:value-type="float">
            <text:p>-0.322014510641725</text:p>
          </table:table-cell>
          <table:table-cell office:value-type="float" office:value="-0.00818956740768562" calcext:value-type="float">
            <text:p>-0.00818956740768562</text:p>
          </table:table-cell>
          <table:table-cell office:value-type="float" office:value="0.847807190255266" calcext:value-type="float">
            <text:p>0.847807190255266</text:p>
          </table:table-cell>
          <table:table-cell office:value-type="float" office:value="0.7246876745704" calcext:value-type="float">
            <text:p>0.7246876745704</text:p>
          </table:table-cell>
          <table:table-cell office:value-type="float" office:value="0.991843875742229" calcext:value-type="float">
            <text:p>0.991843875742229</text:p>
          </table:table-cell>
          <table:table-cell office:value-type="float" office:value="0.152192809744734" calcext:value-type="float">
            <text:p>0.152192809744734</text:p>
          </table:table-cell>
          <table:table-cell office:value-type="float" office:value="0.2753123254296" calcext:value-type="float">
            <text:p>0.2753123254296</text:p>
          </table:table-cell>
          <table:table-cell office:value-type="float" office:value="0.00815612425777146" calcext:value-type="float">
            <text:p>0.00815612425777146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458018186150446" calcext:value-type="float">
            <text:p>-0.458018186150446</text:p>
          </table:table-cell>
          <table:table-cell office:value-type="float" office:value="-2.4201652599857" calcext:value-type="float">
            <text:p>-2.4201652599857</text:p>
          </table:table-cell>
          <table:table-cell office:value-type="float" office:value="1.50412888768481" calcext:value-type="float">
            <text:p>1.50412888768481</text:p>
          </table:table-cell>
          <table:table-cell office:value-type="float" office:value="0.6325359727084" calcext:value-type="float">
            <text:p>0.6325359727084</text:p>
          </table:table-cell>
          <table:table-cell office:value-type="float" office:value="0.0889069234883525" calcext:value-type="float">
            <text:p>0.0889069234883525</text:p>
          </table:table-cell>
          <table:table-cell office:value-type="float" office:value="4.50023171505398" calcext:value-type="float">
            <text:p>4.50023171505398</text:p>
          </table:table-cell>
          <table:table-cell office:value-type="float" office:value="0.3674640272916" calcext:value-type="float">
            <text:p>0.3674640272916</text:p>
          </table:table-cell>
          <table:table-cell office:value-type="float" office:value="0.911093076511648" calcext:value-type="float">
            <text:p>0.911093076511648</text:p>
          </table:table-cell>
          <table:table-cell office:value-type="float" office:value="-3.50023171505398" calcext:value-type="float">
            <text:p>-3.50023171505398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385323639743" calcext:value-type="float">
            <text:p>-0.737385323639743</text:p>
          </table:table-cell>
          <table:table-cell office:value-type="float" office:value="-1.61595385666778" calcext:value-type="float">
            <text:p>-1.61595385666778</text:p>
          </table:table-cell>
          <table:table-cell office:value-type="float" office:value="0.141183209388298" calcext:value-type="float">
            <text:p>0.141183209388298</text:p>
          </table:table-cell>
          <table:table-cell office:value-type="float" office:value="0.478363046321841" calcext:value-type="float">
            <text:p>0.478363046321841</text:p>
          </table:table-cell>
          <table:table-cell office:value-type="float" office:value="0.198701047699495" calcext:value-type="float">
            <text:p>0.198701047699495</text:p>
          </table:table-cell>
          <table:table-cell office:value-type="float" office:value="1.15163561911553" calcext:value-type="float">
            <text:p>1.15163561911553</text:p>
          </table:table-cell>
          <table:table-cell office:value-type="float" office:value="0.521636953678159" calcext:value-type="float">
            <text:p>0.521636953678159</text:p>
          </table:table-cell>
          <table:table-cell office:value-type="float" office:value="0.801298952300505" calcext:value-type="float">
            <text:p>0.801298952300505</text:p>
          </table:table-cell>
          <table:table-cell office:value-type="float" office:value="-0.151635619115528" calcext:value-type="float">
            <text:p>-0.15163561911552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890634144225" calcext:value-type="float">
            <text:p>-0.928890634144225</text:p>
          </table:table-cell>
          <table:table-cell office:value-type="float" office:value="-1.80733143754771" calcext:value-type="float">
            <text:p>-1.80733143754771</text:p>
          </table:table-cell>
          <table:table-cell office:value-type="float" office:value="-0.0504498307407401" calcext:value-type="float">
            <text:p>-0.0504498307407401</text:p>
          </table:table-cell>
          <table:table-cell office:value-type="float" office:value="0.394991657663128" calcext:value-type="float">
            <text:p>0.394991657663128</text:p>
          </table:table-cell>
          <table:table-cell office:value-type="float" office:value="0.164091441315027" calcext:value-type="float">
            <text:p>0.164091441315027</text:p>
          </table:table-cell>
          <table:table-cell office:value-type="float" office:value="0.950801628489189" calcext:value-type="float">
            <text:p>0.950801628489189</text:p>
          </table:table-cell>
          <table:table-cell office:value-type="float" office:value="0.605008342336872" calcext:value-type="float">
            <text:p>0.605008342336872</text:p>
          </table:table-cell>
          <table:table-cell office:value-type="float" office:value="0.835908558684973" calcext:value-type="float">
            <text:p>0.835908558684973</text:p>
          </table:table-cell>
          <table:table-cell office:value-type="float" office:value="0.0491983715108109" calcext:value-type="float">
            <text:p>0.049198371510810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72093152801" calcext:value-type="float">
            <text:p>-0.74272093152801</text:p>
          </table:table-cell>
          <table:table-cell office:value-type="float" office:value="-1.23857388942316" calcext:value-type="float">
            <text:p>-1.23857388942316</text:p>
          </table:table-cell>
          <table:table-cell office:value-type="float" office:value="-0.246867973632857" calcext:value-type="float">
            <text:p>-0.246867973632857</text:p>
          </table:table-cell>
          <table:table-cell office:value-type="float" office:value="0.475817485773967" calcext:value-type="float">
            <text:p>0.475817485773967</text:p>
          </table:table-cell>
          <table:table-cell office:value-type="float" office:value="0.289797206246526" calcext:value-type="float">
            <text:p>0.289797206246526</text:p>
          </table:table-cell>
          <table:table-cell office:value-type="float" office:value="0.781243831507688" calcext:value-type="float">
            <text:p>0.781243831507688</text:p>
          </table:table-cell>
          <table:table-cell office:value-type="float" office:value="0.524182514226033" calcext:value-type="float">
            <text:p>0.524182514226033</text:p>
          </table:table-cell>
          <table:table-cell office:value-type="float" office:value="0.710202793753474" calcext:value-type="float">
            <text:p>0.710202793753474</text:p>
          </table:table-cell>
          <table:table-cell office:value-type="float" office:value="0.218756168492312" calcext:value-type="float">
            <text:p>0.218756168492312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38358774061" calcext:value-type="float">
            <text:p>-0.47638358774061</text:p>
          </table:table-cell>
          <table:table-cell office:value-type="float" office:value="-0.618376709928682" calcext:value-type="float">
            <text:p>-0.618376709928682</text:p>
          </table:table-cell>
          <table:table-cell office:value-type="float" office:value="-0.334390465552537" calcext:value-type="float">
            <text:p>-0.334390465552537</text:p>
          </table:table-cell>
          <table:table-cell office:value-type="float" office:value="0.621025218892356" calcext:value-type="float">
            <text:p>0.621025218892356</text:p>
          </table:table-cell>
          <table:table-cell office:value-type="float" office:value="0.538818386603607" calcext:value-type="float">
            <text:p>0.538818386603607</text:p>
          </table:table-cell>
          <table:table-cell office:value-type="float" office:value="0.715774242470359" calcext:value-type="float">
            <text:p>0.715774242470359</text:p>
          </table:table-cell>
          <table:table-cell office:value-type="float" office:value="0.378974781107644" calcext:value-type="float">
            <text:p>0.378974781107644</text:p>
          </table:table-cell>
          <table:table-cell office:value-type="float" office:value="0.461181613396393" calcext:value-type="float">
            <text:p>0.461181613396393</text:p>
          </table:table-cell>
          <table:table-cell office:value-type="float" office:value="0.284225757529641" calcext:value-type="float">
            <text:p>0.284225757529641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507074248734" calcext:value-type="float">
            <text:p>-0.423507074248734</text:p>
          </table:table-cell>
          <table:table-cell office:value-type="float" office:value="-0.514319215073445" calcext:value-type="float">
            <text:p>-0.514319215073445</text:p>
          </table:table-cell>
          <table:table-cell office:value-type="float" office:value="-0.332694933424023" calcext:value-type="float">
            <text:p>-0.332694933424023</text:p>
          </table:table-cell>
          <table:table-cell office:value-type="float" office:value="0.654746543810142" calcext:value-type="float">
            <text:p>0.654746543810142</text:p>
          </table:table-cell>
          <table:table-cell office:value-type="float" office:value="0.597907502509325" calcext:value-type="float">
            <text:p>0.597907502509325</text:p>
          </table:table-cell>
          <table:table-cell office:value-type="float" office:value="0.716988890141314" calcext:value-type="float">
            <text:p>0.716988890141314</text:p>
          </table:table-cell>
          <table:table-cell office:value-type="float" office:value="0.345253456189858" calcext:value-type="float">
            <text:p>0.345253456189858</text:p>
          </table:table-cell>
          <table:table-cell office:value-type="float" office:value="0.402092497490675" calcext:value-type="float">
            <text:p>0.402092497490675</text:p>
          </table:table-cell>
          <table:table-cell office:value-type="float" office:value="0.283011109858686" calcext:value-type="float">
            <text:p>0.283011109858686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283234310405" calcext:value-type="float">
            <text:p>-0.376283234310405</text:p>
          </table:table-cell>
          <table:table-cell office:value-type="float" office:value="-0.471330412900534" calcext:value-type="float">
            <text:p>-0.471330412900534</text:p>
          </table:table-cell>
          <table:table-cell office:value-type="float" office:value="-0.281236055720277" calcext:value-type="float">
            <text:p>-0.281236055720277</text:p>
          </table:table-cell>
          <table:table-cell office:value-type="float" office:value="0.686407891241574" calcext:value-type="float">
            <text:p>0.686407891241574</text:p>
          </table:table-cell>
          <table:table-cell office:value-type="float" office:value="0.624171310083435" calcext:value-type="float">
            <text:p>0.624171310083435</text:p>
          </table:table-cell>
          <table:table-cell office:value-type="float" office:value="0.754850127756951" calcext:value-type="float">
            <text:p>0.754850127756951</text:p>
          </table:table-cell>
          <table:table-cell office:value-type="float" office:value="0.313592108758426" calcext:value-type="float">
            <text:p>0.313592108758426</text:p>
          </table:table-cell>
          <table:table-cell office:value-type="float" office:value="0.375828689916565" calcext:value-type="float">
            <text:p>0.375828689916565</text:p>
          </table:table-cell>
          <table:table-cell office:value-type="float" office:value="0.245149872243049" calcext:value-type="float">
            <text:p>0.245149872243049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599641128894" calcext:value-type="float">
            <text:p>-0.414599641128894</text:p>
          </table:table-cell>
          <table:table-cell office:value-type="float" office:value="-0.544985170948663" calcext:value-type="float">
            <text:p>-0.544985170948663</text:p>
          </table:table-cell>
          <table:table-cell office:value-type="float" office:value="-0.284214111309124" calcext:value-type="float">
            <text:p>-0.284214111309124</text:p>
          </table:table-cell>
          <table:table-cell office:value-type="float" office:value="0.660604706723431" calcext:value-type="float">
            <text:p>0.660604706723431</text:p>
          </table:table-cell>
          <table:table-cell office:value-type="float" office:value="0.579850381907173" calcext:value-type="float">
            <text:p>0.579850381907173</text:p>
          </table:table-cell>
          <table:table-cell office:value-type="float" office:value="0.752605486107988" calcext:value-type="float">
            <text:p>0.752605486107988</text:p>
          </table:table-cell>
          <table:table-cell office:value-type="float" office:value="0.339395293276569" calcext:value-type="float">
            <text:p>0.339395293276569</text:p>
          </table:table-cell>
          <table:table-cell office:value-type="float" office:value="0.420149618092827" calcext:value-type="float">
            <text:p>0.420149618092827</text:p>
          </table:table-cell>
          <table:table-cell office:value-type="float" office:value="0.247394513892012" calcext:value-type="float">
            <text:p>0.247394513892012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70911486917462" calcext:value-type="float">
            <text:p>-0.270911486917462</text:p>
          </table:table-cell>
          <table:table-cell office:value-type="float" office:value="-0.486239917657303" calcext:value-type="float">
            <text:p>-0.486239917657303</text:p>
          </table:table-cell>
          <table:table-cell office:value-type="float" office:value="-0.0555830561776212" calcext:value-type="float">
            <text:p>-0.0555830561776212</text:p>
          </table:table-cell>
          <table:table-cell office:value-type="float" office:value="0.762684000929429" calcext:value-type="float">
            <text:p>0.762684000929429</text:p>
          </table:table-cell>
          <table:table-cell office:value-type="float" office:value="0.614934256028055" calcext:value-type="float">
            <text:p>0.614934256028055</text:p>
          </table:table-cell>
          <table:table-cell office:value-type="float" office:value="0.945933454790625" calcext:value-type="float">
            <text:p>0.945933454790625</text:p>
          </table:table-cell>
          <table:table-cell office:value-type="float" office:value="0.237315999070571" calcext:value-type="float">
            <text:p>0.237315999070571</text:p>
          </table:table-cell>
          <table:table-cell office:value-type="float" office:value="0.385065743971945" calcext:value-type="float">
            <text:p>0.385065743971945</text:p>
          </table:table-cell>
          <table:table-cell office:value-type="float" office:value="0.0540665452093746" calcext:value-type="float">
            <text:p>0.05406654520937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196409577313" calcext:value-type="float">
            <text:p>0.544196409577313</text:p>
          </table:table-cell>
          <table:table-cell office:value-type="float" office:value="-0.200460768028867" calcext:value-type="float">
            <text:p>-0.200460768028867</text:p>
          </table:table-cell>
          <table:table-cell office:value-type="float" office:value="1.28885358718349" calcext:value-type="float">
            <text:p>1.28885358718349</text:p>
          </table:table-cell>
          <table:table-cell office:value-type="float" office:value="1.7232230602878" calcext:value-type="float">
            <text:p>1.7232230602878</text:p>
          </table:table-cell>
          <table:table-cell office:value-type="float" office:value="0.818353595020574" calcext:value-type="float">
            <text:p>0.818353595020574</text:p>
          </table:table-cell>
          <table:table-cell office:value-type="float" office:value="3.62862426899096" calcext:value-type="float">
            <text:p>3.62862426899096</text:p>
          </table:table-cell>
          <table:table-cell office:value-type="float" office:value="-0.723223060287802" calcext:value-type="float">
            <text:p>-0.723223060287802</text:p>
          </table:table-cell>
          <table:table-cell office:value-type="float" office:value="0.181646404979426" calcext:value-type="float">
            <text:p>0.181646404979426</text:p>
          </table:table-cell>
          <table:table-cell office:value-type="float" office:value="-2.62862426899096" calcext:value-type="float">
            <text:p>-2.6286242689909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790904038218" calcext:value-type="float">
            <text:p>0.377790904038218</text:p>
          </table:table-cell>
          <table:table-cell office:value-type="float" office:value="0.0595430644737072" calcext:value-type="float">
            <text:p>0.0595430644737072</text:p>
          </table:table-cell>
          <table:table-cell office:value-type="float" office:value="0.69603874360273" calcext:value-type="float">
            <text:p>0.69603874360273</text:p>
          </table:table-cell>
          <table:table-cell office:value-type="float" office:value="1.45905782787794" calcext:value-type="float">
            <text:p>1.45905782787794</text:p>
          </table:table-cell>
          <table:table-cell office:value-type="float" office:value="1.06135146653771" calcext:value-type="float">
            <text:p>1.06135146653771</text:p>
          </table:table-cell>
          <table:table-cell office:value-type="float" office:value="2.00579149528715" calcext:value-type="float">
            <text:p>2.00579149528715</text:p>
          </table:table-cell>
          <table:table-cell office:value-type="float" office:value="-0.459057827877936" calcext:value-type="float">
            <text:p>-0.459057827877936</text:p>
          </table:table-cell>
          <table:table-cell office:value-type="float" office:value="-0.0613514665377113" calcext:value-type="float">
            <text:p>-0.0613514665377113</text:p>
          </table:table-cell>
          <table:table-cell office:value-type="float" office:value="-1.00579149528715" calcext:value-type="float">
            <text:p>-1.0057914952871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8343334332347" calcext:value-type="float">
            <text:p>0.0718343334332347</text:p>
          </table:table-cell>
          <table:table-cell office:value-type="float" office:value="-0.193306942022175" calcext:value-type="float">
            <text:p>-0.193306942022175</text:p>
          </table:table-cell>
          <table:table-cell office:value-type="float" office:value="0.336975608888645" calcext:value-type="float">
            <text:p>0.336975608888645</text:p>
          </table:table-cell>
          <table:table-cell office:value-type="float" office:value="1.07447732434887" calcext:value-type="float">
            <text:p>1.07447732434887</text:p>
          </table:table-cell>
          <table:table-cell office:value-type="float" office:value="0.824228944809373" calcext:value-type="float">
            <text:p>0.824228944809373</text:p>
          </table:table-cell>
          <table:table-cell office:value-type="float" office:value="1.40070489857272" calcext:value-type="float">
            <text:p>1.40070489857272</text:p>
          </table:table-cell>
          <table:table-cell office:value-type="float" office:value="-0.0744773243488712" calcext:value-type="float">
            <text:p>-0.0744773243488712</text:p>
          </table:table-cell>
          <table:table-cell office:value-type="float" office:value="0.175771055190627" calcext:value-type="float">
            <text:p>0.175771055190627</text:p>
          </table:table-cell>
          <table:table-cell office:value-type="float" office:value="-0.400704898572717" calcext:value-type="float">
            <text:p>-0.400704898572717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6926210377376" calcext:value-type="float">
            <text:p>0.0486926210377376</text:p>
          </table:table-cell>
          <table:table-cell office:value-type="float" office:value="-0.209720510754894" calcext:value-type="float">
            <text:p>-0.209720510754894</text:p>
          </table:table-cell>
          <table:table-cell office:value-type="float" office:value="0.307105752830369" calcext:value-type="float">
            <text:p>0.307105752830369</text:p>
          </table:table-cell>
          <table:table-cell office:value-type="float" office:value="1.04989758470676" calcext:value-type="float">
            <text:p>1.04989758470676</text:p>
          </table:table-cell>
          <table:table-cell office:value-type="float" office:value="0.810810827211224" calcext:value-type="float">
            <text:p>0.810810827211224</text:p>
          </table:table-cell>
          <table:table-cell office:value-type="float" office:value="1.35948472982826" calcext:value-type="float">
            <text:p>1.35948472982826</text:p>
          </table:table-cell>
          <table:table-cell office:value-type="float" office:value="-0.0498975847067562" calcext:value-type="float">
            <text:p>-0.0498975847067562</text:p>
          </table:table-cell>
          <table:table-cell office:value-type="float" office:value="0.189189172788776" calcext:value-type="float">
            <text:p>0.189189172788776</text:p>
          </table:table-cell>
          <table:table-cell office:value-type="float" office:value="-0.359484729828263" calcext:value-type="float">
            <text:p>-0.35948472982826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40402999989485" calcext:value-type="float">
            <text:p>0.0540402999989485</text:p>
          </table:table-cell>
          <table:table-cell office:value-type="float" office:value="-0.137960759157392" calcext:value-type="float">
            <text:p>-0.137960759157392</text:p>
          </table:table-cell>
          <table:table-cell office:value-type="float" office:value="0.246041359155289" calcext:value-type="float">
            <text:p>0.246041359155289</text:p>
          </table:table-cell>
          <table:table-cell office:value-type="float" office:value="1.05552713904055" calcext:value-type="float">
            <text:p>1.05552713904055</text:p>
          </table:table-cell>
          <table:table-cell office:value-type="float" office:value="0.871132875063144" calcext:value-type="float">
            <text:p>0.871132875063144</text:p>
          </table:table-cell>
          <table:table-cell office:value-type="float" office:value="1.27895246884164" calcext:value-type="float">
            <text:p>1.27895246884164</text:p>
          </table:table-cell>
          <table:table-cell office:value-type="float" office:value="-0.0555271390405494" calcext:value-type="float">
            <text:p>-0.0555271390405494</text:p>
          </table:table-cell>
          <table:table-cell office:value-type="float" office:value="0.128867124936856" calcext:value-type="float">
            <text:p>0.128867124936856</text:p>
          </table:table-cell>
          <table:table-cell office:value-type="float" office:value="-0.278952468841645" calcext:value-type="float">
            <text:p>-0.27895246884164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260682053475" calcext:value-type="float">
            <text:p>0.132260682053475</text:p>
          </table:table-cell>
          <table:table-cell office:value-type="float" office:value="-0.037329739569731" calcext:value-type="float">
            <text:p>-0.037329739569731</text:p>
          </table:table-cell>
          <table:table-cell office:value-type="float" office:value="0.301851103676681" calcext:value-type="float">
            <text:p>0.301851103676681</text:p>
          </table:table-cell>
          <table:table-cell office:value-type="float" office:value="1.14140582450259" calcext:value-type="float">
            <text:p>1.14140582450259</text:p>
          </table:table-cell>
          <table:table-cell office:value-type="float" office:value="0.963358425578444" calcext:value-type="float">
            <text:p>0.963358425578444</text:p>
          </table:table-cell>
          <table:table-cell office:value-type="float" office:value="1.35235985030824" calcext:value-type="float">
            <text:p>1.35235985030824</text:p>
          </table:table-cell>
          <table:table-cell office:value-type="float" office:value="-0.141405824502592" calcext:value-type="float">
            <text:p>-0.141405824502592</text:p>
          </table:table-cell>
          <table:table-cell office:value-type="float" office:value="0.0366415744215564" calcext:value-type="float">
            <text:p>0.0366415744215564</text:p>
          </table:table-cell>
          <table:table-cell office:value-type="float" office:value="-0.352359850308237" calcext:value-type="float">
            <text:p>-0.352359850308237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885265256733" calcext:value-type="float">
            <text:p>0.0895885265256733</text:p>
          </table:table-cell>
          <table:table-cell office:value-type="float" office:value="-0.101846077769574" calcext:value-type="float">
            <text:p>-0.101846077769574</text:p>
          </table:table-cell>
          <table:table-cell office:value-type="float" office:value="0.281023130820921" calcext:value-type="float">
            <text:p>0.281023130820921</text:p>
          </table:table-cell>
          <table:table-cell office:value-type="float" office:value="1.09372415262603" calcext:value-type="float">
            <text:p>1.09372415262603</text:p>
          </table:table-cell>
          <table:table-cell office:value-type="float" office:value="0.903168558689471" calcext:value-type="float">
            <text:p>0.903168558689471</text:p>
          </table:table-cell>
          <table:table-cell office:value-type="float" office:value="1.3244842399887" calcext:value-type="float">
            <text:p>1.3244842399887</text:p>
          </table:table-cell>
          <table:table-cell office:value-type="float" office:value="-0.0937241526260257" calcext:value-type="float">
            <text:p>-0.0937241526260257</text:p>
          </table:table-cell>
          <table:table-cell office:value-type="float" office:value="0.0968314413105289" calcext:value-type="float">
            <text:p>0.0968314413105289</text:p>
          </table:table-cell>
          <table:table-cell office:value-type="float" office:value="-0.324484239988705" calcext:value-type="float">
            <text:p>-0.324484239988705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31155206164" calcext:value-type="float">
            <text:p>-2.41931155206164</text:p>
          </table:table-cell>
          <table:table-cell office:value-type="float" office:value="-3.01323426855508" calcext:value-type="float">
            <text:p>-3.01323426855508</text:p>
          </table:table-cell>
          <table:table-cell office:value-type="float" office:value="-1.8253888355682" calcext:value-type="float">
            <text:p>-1.8253888355682</text:p>
          </table:table-cell>
          <table:table-cell office:value-type="float" office:value="0.0889828564411082" calcext:value-type="float">
            <text:p>0.0889828564411082</text:p>
          </table:table-cell>
          <table:table-cell office:value-type="float" office:value="0.0491325137637372" calcext:value-type="float">
            <text:p>0.0491325137637372</text:p>
          </table:table-cell>
          <table:table-cell office:value-type="float" office:value="0.161154969161436" calcext:value-type="float">
            <text:p>0.161154969161436</text:p>
          </table:table-cell>
          <table:table-cell office:value-type="float" office:value="0.911017143558892" calcext:value-type="float">
            <text:p>0.911017143558892</text:p>
          </table:table-cell>
          <table:table-cell office:value-type="float" office:value="0.950867486236263" calcext:value-type="float">
            <text:p>0.950867486236263</text:p>
          </table:table-cell>
          <table:table-cell office:value-type="float" office:value="0.838845030838564" calcext:value-type="float">
            <text:p>0.838845030838564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9789103197" calcext:value-type="float">
            <text:p>-2.17559789103197</text:p>
          </table:table-cell>
          <table:table-cell office:value-type="float" office:value="-2.64170926896388" calcext:value-type="float">
            <text:p>-2.64170926896388</text:p>
          </table:table-cell>
          <table:table-cell office:value-type="float" office:value="-1.70948651310007" calcext:value-type="float">
            <text:p>-1.70948651310007</text:p>
          </table:table-cell>
          <table:table-cell office:value-type="float" office:value="0.113540248676441" calcext:value-type="float">
            <text:p>0.113540248676441</text:p>
          </table:table-cell>
          <table:table-cell office:value-type="float" office:value="0.0712393981382983" calcext:value-type="float">
            <text:p>0.0712393981382983</text:p>
          </table:table-cell>
          <table:table-cell office:value-type="float" office:value="0.180958688680692" calcext:value-type="float">
            <text:p>0.180958688680692</text:p>
          </table:table-cell>
          <table:table-cell office:value-type="float" office:value="0.886459751323559" calcext:value-type="float">
            <text:p>0.886459751323559</text:p>
          </table:table-cell>
          <table:table-cell office:value-type="float" office:value="0.928760601861702" calcext:value-type="float">
            <text:p>0.928760601861702</text:p>
          </table:table-cell>
          <table:table-cell office:value-type="float" office:value="0.819041311319308" calcext:value-type="float">
            <text:p>0.819041311319308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91286036599" calcext:value-type="float">
            <text:p>-2.16091286036599</text:p>
          </table:table-cell>
          <table:table-cell office:value-type="float" office:value="-2.65460075445255" calcext:value-type="float">
            <text:p>-2.65460075445255</text:p>
          </table:table-cell>
          <table:table-cell office:value-type="float" office:value="-1.66722496627943" calcext:value-type="float">
            <text:p>-1.66722496627943</text:p>
          </table:table-cell>
          <table:table-cell office:value-type="float" office:value="0.115219893342268" calcext:value-type="float">
            <text:p>0.115219893342268</text:p>
          </table:table-cell>
          <table:table-cell office:value-type="float" office:value="0.0703269107670144" calcext:value-type="float">
            <text:p>0.0703269107670144</text:p>
          </table:table-cell>
          <table:table-cell office:value-type="float" office:value="0.188770183092277" calcext:value-type="float">
            <text:p>0.188770183092277</text:p>
          </table:table-cell>
          <table:table-cell office:value-type="float" office:value="0.884780106657732" calcext:value-type="float">
            <text:p>0.884780106657732</text:p>
          </table:table-cell>
          <table:table-cell office:value-type="float" office:value="0.929673089232986" calcext:value-type="float">
            <text:p>0.929673089232986</text:p>
          </table:table-cell>
          <table:table-cell office:value-type="float" office:value="0.811229816907723" calcext:value-type="float">
            <text:p>0.811229816907723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0986100203" calcext:value-type="float">
            <text:p>-1.96270986100203</text:p>
          </table:table-cell>
          <table:table-cell office:value-type="float" office:value="-2.33836454669403" calcext:value-type="float">
            <text:p>-2.33836454669403</text:p>
          </table:table-cell>
          <table:table-cell office:value-type="float" office:value="-1.58705517531003" calcext:value-type="float">
            <text:p>-1.58705517531003</text:p>
          </table:table-cell>
          <table:table-cell office:value-type="float" office:value="0.140477230898639" calcext:value-type="float">
            <text:p>0.140477230898639</text:p>
          </table:table-cell>
          <table:table-cell office:value-type="float" office:value="0.0964853064792795" calcext:value-type="float">
            <text:p>0.0964853064792795</text:p>
          </table:table-cell>
          <table:table-cell office:value-type="float" office:value="0.204527021999846" calcext:value-type="float">
            <text:p>0.204527021999846</text:p>
          </table:table-cell>
          <table:table-cell office:value-type="float" office:value="0.859522769101361" calcext:value-type="float">
            <text:p>0.859522769101361</text:p>
          </table:table-cell>
          <table:table-cell office:value-type="float" office:value="0.903514693520721" calcext:value-type="float">
            <text:p>0.903514693520721</text:p>
          </table:table-cell>
          <table:table-cell office:value-type="float" office:value="0.795472978000154" calcext:value-type="float">
            <text:p>0.795472978000154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01310662284" calcext:value-type="float">
            <text:p>-1.78501310662284</text:p>
          </table:table-cell>
          <table:table-cell office:value-type="float" office:value="-2.10450304273181" calcext:value-type="float">
            <text:p>-2.10450304273181</text:p>
          </table:table-cell>
          <table:table-cell office:value-type="float" office:value="-1.46552317051387" calcext:value-type="float">
            <text:p>-1.46552317051387</text:p>
          </table:table-cell>
          <table:table-cell office:value-type="float" office:value="0.167794861761807" calcext:value-type="float">
            <text:p>0.167794861761807</text:p>
          </table:table-cell>
          <table:table-cell office:value-type="float" office:value="0.121906241410901" calcext:value-type="float">
            <text:p>0.121906241410901</text:p>
          </table:table-cell>
          <table:table-cell office:value-type="float" office:value="0.230957129904148" calcext:value-type="float">
            <text:p>0.230957129904148</text:p>
          </table:table-cell>
          <table:table-cell office:value-type="float" office:value="0.832205138238193" calcext:value-type="float">
            <text:p>0.832205138238193</text:p>
          </table:table-cell>
          <table:table-cell office:value-type="float" office:value="0.878093758589099" calcext:value-type="float">
            <text:p>0.878093758589099</text:p>
          </table:table-cell>
          <table:table-cell office:value-type="float" office:value="0.769042870095852" calcext:value-type="float">
            <text:p>0.769042870095852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5145055606" calcext:value-type="float">
            <text:p>-2.09455145055606</text:p>
          </table:table-cell>
          <table:table-cell office:value-type="float" office:value="-2.57391932878968" calcext:value-type="float">
            <text:p>-2.57391932878968</text:p>
          </table:table-cell>
          <table:table-cell office:value-type="float" office:value="-1.61518357232244" calcext:value-type="float">
            <text:p>-1.61518357232244</text:p>
          </table:table-cell>
          <table:table-cell office:value-type="float" office:value="0.123125459125833" calcext:value-type="float">
            <text:p>0.123125459125833</text:p>
          </table:table-cell>
          <table:table-cell office:value-type="float" office:value="0.0762361645266185" calcext:value-type="float">
            <text:p>0.0762361645266185</text:p>
          </table:table-cell>
          <table:table-cell office:value-type="float" office:value="0.198854162969519" calcext:value-type="float">
            <text:p>0.198854162969519</text:p>
          </table:table-cell>
          <table:table-cell office:value-type="float" office:value="0.876874540874167" calcext:value-type="float">
            <text:p>0.876874540874167</text:p>
          </table:table-cell>
          <table:table-cell office:value-type="float" office:value="0.923763835473381" calcext:value-type="float">
            <text:p>0.923763835473381</text:p>
          </table:table-cell>
          <table:table-cell office:value-type="float" office:value="0.801145837030481" calcext:value-type="float">
            <text:p>0.801145837030481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401272666807" calcext:value-type="float">
            <text:p>-1.51401272666807</text:p>
          </table:table-cell>
          <table:table-cell office:value-type="float" office:value="-2.06365904269703" calcext:value-type="float">
            <text:p>-2.06365904269703</text:p>
          </table:table-cell>
          <table:table-cell office:value-type="float" office:value="-0.964366410639108" calcext:value-type="float">
            <text:p>-0.964366410639108</text:p>
          </table:table-cell>
          <table:table-cell office:value-type="float" office:value="0.220025302766532" calcext:value-type="float">
            <text:p>0.220025302766532</text:p>
          </table:table-cell>
          <table:table-cell office:value-type="float" office:value="0.126988462552065" calcext:value-type="float">
            <text:p>0.126988462552065</text:p>
          </table:table-cell>
          <table:table-cell office:value-type="float" office:value="0.38122466312761" calcext:value-type="float">
            <text:p>0.38122466312761</text:p>
          </table:table-cell>
          <table:table-cell office:value-type="float" office:value="0.779974697233468" calcext:value-type="float">
            <text:p>0.779974697233468</text:p>
          </table:table-cell>
          <table:table-cell office:value-type="float" office:value="0.873011537447935" calcext:value-type="float">
            <text:p>0.873011537447935</text:p>
          </table:table-cell>
          <table:table-cell office:value-type="float" office:value="0.61877533687239" calcext:value-type="float">
            <text:p>0.61877533687239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5994932210497" calcext:value-type="float">
            <text:p>-0.855994932210497</text:p>
          </table:table-cell>
          <table:table-cell office:value-type="float" office:value="-1.74061025589385" calcext:value-type="float">
            <text:p>-1.74061025589385</text:p>
          </table:table-cell>
          <table:table-cell office:value-type="float" office:value="0.0286203914728558" calcext:value-type="float">
            <text:p>0.0286203914728558</text:p>
          </table:table-cell>
          <table:table-cell office:value-type="float" office:value="0.424860273558903" calcext:value-type="float">
            <text:p>0.424860273558903</text:p>
          </table:table-cell>
          <table:table-cell office:value-type="float" office:value="0.175413320934356" calcext:value-type="float">
            <text:p>0.175413320934356</text:p>
          </table:table-cell>
          <table:table-cell office:value-type="float" office:value="1.02903389028303" calcext:value-type="float">
            <text:p>1.02903389028303</text:p>
          </table:table-cell>
          <table:table-cell office:value-type="float" office:value="0.575139726441096" calcext:value-type="float">
            <text:p>0.575139726441096</text:p>
          </table:table-cell>
          <table:table-cell office:value-type="float" office:value="0.824586679065644" calcext:value-type="float">
            <text:p>0.824586679065644</text:p>
          </table:table-cell>
          <table:table-cell office:value-type="float" office:value="-0.0290338902830294" calcext:value-type="float">
            <text:p>-0.0290338902830294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5200945362" calcext:value-type="float">
            <text:p>-1.61135200945362</text:p>
          </table:table-cell>
          <table:table-cell office:value-type="float" office:value="-2.99854992877445" calcext:value-type="float">
            <text:p>-2.99854992877445</text:p>
          </table:table-cell>
          <table:table-cell office:value-type="float" office:value="-0.224154090132794" calcext:value-type="float">
            <text:p>-0.224154090132794</text:p>
          </table:table-cell>
          <table:table-cell office:value-type="float" office:value="0.199617546739187" calcext:value-type="float">
            <text:p>0.199617546739187</text:p>
          </table:table-cell>
          <table:table-cell office:value-type="float" office:value="0.049859315532216" calcext:value-type="float">
            <text:p>0.049859315532216</text:p>
          </table:table-cell>
          <table:table-cell office:value-type="float" office:value="0.799191977283056" calcext:value-type="float">
            <text:p>0.799191977283056</text:p>
          </table:table-cell>
          <table:table-cell office:value-type="float" office:value="0.800382453260813" calcext:value-type="float">
            <text:p>0.800382453260813</text:p>
          </table:table-cell>
          <table:table-cell office:value-type="float" office:value="0.950140684467784" calcext:value-type="float">
            <text:p>0.950140684467784</text:p>
          </table:table-cell>
          <table:table-cell office:value-type="float" office:value="0.200808022716944" calcext:value-type="float">
            <text:p>0.200808022716944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67119589616" calcext:value-type="float">
            <text:p>-1.58867119589616</text:p>
          </table:table-cell>
          <table:table-cell office:value-type="float" office:value="-2.57097926007683" calcext:value-type="float">
            <text:p>-2.57097926007683</text:p>
          </table:table-cell>
          <table:table-cell office:value-type="float" office:value="-0.606363131715502" calcext:value-type="float">
            <text:p>-0.606363131715502</text:p>
          </table:table-cell>
          <table:table-cell office:value-type="float" office:value="0.204196769041535" calcext:value-type="float">
            <text:p>0.204196769041535</text:p>
          </table:table-cell>
          <table:table-cell office:value-type="float" office:value="0.0764606339047361" calcext:value-type="float">
            <text:p>0.0764606339047361</text:p>
          </table:table-cell>
          <table:table-cell office:value-type="float" office:value="0.545330562377399" calcext:value-type="float">
            <text:p>0.545330562377399</text:p>
          </table:table-cell>
          <table:table-cell office:value-type="float" office:value="0.795803230958465" calcext:value-type="float">
            <text:p>0.795803230958465</text:p>
          </table:table-cell>
          <table:table-cell office:value-type="float" office:value="0.923539366095264" calcext:value-type="float">
            <text:p>0.923539366095264</text:p>
          </table:table-cell>
          <table:table-cell office:value-type="float" office:value="0.454669437622601" calcext:value-type="float">
            <text:p>0.45466943762260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83871067492" calcext:value-type="float">
            <text:p>-2.27583871067492</text:p>
          </table:table-cell>
          <table:table-cell office:value-type="float" office:value="-3.15512991560305" calcext:value-type="float">
            <text:p>-3.15512991560305</text:p>
          </table:table-cell>
          <table:table-cell office:value-type="float" office:value="-1.3965475057468" calcext:value-type="float">
            <text:p>-1.3965475057468</text:p>
          </table:table-cell>
          <table:table-cell office:value-type="float" office:value="0.102710727716229" calcext:value-type="float">
            <text:p>0.102710727716229</text:p>
          </table:table-cell>
          <table:table-cell office:value-type="float" office:value="0.0426328619588863" calcext:value-type="float">
            <text:p>0.0426328619588863</text:p>
          </table:table-cell>
          <table:table-cell office:value-type="float" office:value="0.247449809918248" calcext:value-type="float">
            <text:p>0.247449809918248</text:p>
          </table:table-cell>
          <table:table-cell office:value-type="float" office:value="0.897289272283771" calcext:value-type="float">
            <text:p>0.897289272283771</text:p>
          </table:table-cell>
          <table:table-cell office:value-type="float" office:value="0.957367138041114" calcext:value-type="float">
            <text:p>0.957367138041114</text:p>
          </table:table-cell>
          <table:table-cell office:value-type="float" office:value="0.752550190081752" calcext:value-type="float">
            <text:p>0.752550190081752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80900419015" calcext:value-type="float">
            <text:p>-1.58480900419015</text:p>
          </table:table-cell>
          <table:table-cell office:value-type="float" office:value="-2.09487189909294" calcext:value-type="float">
            <text:p>-2.09487189909294</text:p>
          </table:table-cell>
          <table:table-cell office:value-type="float" office:value="-1.07474610928735" calcext:value-type="float">
            <text:p>-1.07474610928735</text:p>
          </table:table-cell>
          <table:table-cell office:value-type="float" office:value="0.204986941024946" calcext:value-type="float">
            <text:p>0.204986941024946</text:p>
          </table:table-cell>
          <table:table-cell office:value-type="float" office:value="0.123086010073637" calcext:value-type="float">
            <text:p>0.123086010073637</text:p>
          </table:table-cell>
          <table:table-cell office:value-type="float" office:value="0.341384418632353" calcext:value-type="float">
            <text:p>0.341384418632353</text:p>
          </table:table-cell>
          <table:table-cell office:value-type="float" office:value="0.795013058975054" calcext:value-type="float">
            <text:p>0.795013058975054</text:p>
          </table:table-cell>
          <table:table-cell office:value-type="float" office:value="0.876913989926363" calcext:value-type="float">
            <text:p>0.876913989926363</text:p>
          </table:table-cell>
          <table:table-cell office:value-type="float" office:value="0.658615581367647" calcext:value-type="float">
            <text:p>0.65861558136764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63527240596" calcext:value-type="float">
            <text:p>-1.59963527240596</text:p>
          </table:table-cell>
          <table:table-cell office:value-type="float" office:value="-2.14672079303417" calcext:value-type="float">
            <text:p>-2.14672079303417</text:p>
          </table:table-cell>
          <table:table-cell office:value-type="float" office:value="-1.05254975177775" calcext:value-type="float">
            <text:p>-1.05254975177775</text:p>
          </table:table-cell>
          <table:table-cell office:value-type="float" office:value="0.201970168656306" calcext:value-type="float">
            <text:p>0.201970168656306</text:p>
          </table:table-cell>
          <table:table-cell office:value-type="float" office:value="0.116866760408839" calcext:value-type="float">
            <text:p>0.116866760408839</text:p>
          </table:table-cell>
          <table:table-cell office:value-type="float" office:value="0.349046631260698" calcext:value-type="float">
            <text:p>0.349046631260698</text:p>
          </table:table-cell>
          <table:table-cell office:value-type="float" office:value="0.798029831343694" calcext:value-type="float">
            <text:p>0.798029831343694</text:p>
          </table:table-cell>
          <table:table-cell office:value-type="float" office:value="0.883133239591161" calcext:value-type="float">
            <text:p>0.883133239591161</text:p>
          </table:table-cell>
          <table:table-cell office:value-type="float" office:value="0.650953368739302" calcext:value-type="float">
            <text:p>0.650953368739302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673039949953" calcext:value-type="float">
            <text:p>-0.908673039949953</text:p>
          </table:table-cell>
          <table:table-cell office:value-type="float" office:value="-1.3627879276458" calcext:value-type="float">
            <text:p>-1.3627879276458</text:p>
          </table:table-cell>
          <table:table-cell office:value-type="float" office:value="-0.454558152254107" calcext:value-type="float">
            <text:p>-0.454558152254107</text:p>
          </table:table-cell>
          <table:table-cell office:value-type="float" office:value="0.40305871214186" calcext:value-type="float">
            <text:p>0.40305871214186</text:p>
          </table:table-cell>
          <table:table-cell office:value-type="float" office:value="0.255946221804748" calcext:value-type="float">
            <text:p>0.255946221804748</text:p>
          </table:table-cell>
          <table:table-cell office:value-type="float" office:value="0.634728359293333" calcext:value-type="float">
            <text:p>0.634728359293333</text:p>
          </table:table-cell>
          <table:table-cell office:value-type="float" office:value="0.59694128785814" calcext:value-type="float">
            <text:p>0.59694128785814</text:p>
          </table:table-cell>
          <table:table-cell office:value-type="float" office:value="0.744053778195252" calcext:value-type="float">
            <text:p>0.744053778195252</text:p>
          </table:table-cell>
          <table:table-cell office:value-type="float" office:value="0.365271640706667" calcext:value-type="float">
            <text:p>0.365271640706667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22557209285" calcext:value-type="float">
            <text:p>-1.55522557209285</text:p>
          </table:table-cell>
          <table:table-cell office:value-type="float" office:value="-2.35789010584297" calcext:value-type="float">
            <text:p>-2.35789010584297</text:p>
          </table:table-cell>
          <table:table-cell office:value-type="float" office:value="-0.752561038342734" calcext:value-type="float">
            <text:p>-0.752561038342734</text:p>
          </table:table-cell>
          <table:table-cell office:value-type="float" office:value="0.211141749582487" calcext:value-type="float">
            <text:p>0.211141749582487</text:p>
          </table:table-cell>
          <table:table-cell office:value-type="float" office:value="0.0946196501844669" calcext:value-type="float">
            <text:p>0.0946196501844669</text:p>
          </table:table-cell>
          <table:table-cell office:value-type="float" office:value="0.471158351672625" calcext:value-type="float">
            <text:p>0.471158351672625</text:p>
          </table:table-cell>
          <table:table-cell office:value-type="float" office:value="0.788858250417513" calcext:value-type="float">
            <text:p>0.788858250417513</text:p>
          </table:table-cell>
          <table:table-cell office:value-type="float" office:value="0.905380349815533" calcext:value-type="float">
            <text:p>0.905380349815533</text:p>
          </table:table-cell>
          <table:table-cell office:value-type="float" office:value="0.528841648327375" calcext:value-type="float">
            <text:p>0.52884164832737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262321453438" calcext:value-type="float">
            <text:p>-0.887262321453438</text:p>
          </table:table-cell>
          <table:table-cell office:value-type="float" office:value="-1.69002918694111" calcext:value-type="float">
            <text:p>-1.69002918694111</text:p>
          </table:table-cell>
          <table:table-cell office:value-type="float" office:value="-0.084495455965764" calcext:value-type="float">
            <text:p>-0.084495455965764</text:p>
          </table:table-cell>
          <table:table-cell office:value-type="float" office:value="0.411781536510565" calcext:value-type="float">
            <text:p>0.411781536510565</text:p>
          </table:table-cell>
          <table:table-cell office:value-type="float" office:value="0.184514138511102" calcext:value-type="float">
            <text:p>0.184514138511102</text:p>
          </table:table-cell>
          <table:table-cell office:value-type="float" office:value="0.918975831224983" calcext:value-type="float">
            <text:p>0.918975831224983</text:p>
          </table:table-cell>
          <table:table-cell office:value-type="float" office:value="0.588218463489435" calcext:value-type="float">
            <text:p>0.588218463489435</text:p>
          </table:table-cell>
          <table:table-cell office:value-type="float" office:value="0.815485861488898" calcext:value-type="float">
            <text:p>0.815485861488898</text:p>
          </table:table-cell>
          <table:table-cell office:value-type="float" office:value="0.0810241687750168" calcext:value-type="float">
            <text:p>0.0810241687750168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38087409987" calcext:value-type="float">
            <text:p>-2.45538087409987</text:p>
          </table:table-cell>
          <table:table-cell office:value-type="float" office:value="-4.41622121963799" calcext:value-type="float">
            <text:p>-4.41622121963799</text:p>
          </table:table-cell>
          <table:table-cell office:value-type="float" office:value="-0.49454052856174" calcext:value-type="float">
            <text:p>-0.49454052856174</text:p>
          </table:table-cell>
          <table:table-cell office:value-type="float" office:value="0.0858304986009766" calcext:value-type="float">
            <text:p>0.0858304986009766</text:p>
          </table:table-cell>
          <table:table-cell office:value-type="float" office:value="0.0120797930331697" calcext:value-type="float">
            <text:p>0.0120797930331697</text:p>
          </table:table-cell>
          <table:table-cell office:value-type="float" office:value="0.609851052072139" calcext:value-type="float">
            <text:p>0.609851052072139</text:p>
          </table:table-cell>
          <table:table-cell office:value-type="float" office:value="0.914169501399023" calcext:value-type="float">
            <text:p>0.914169501399023</text:p>
          </table:table-cell>
          <table:table-cell office:value-type="float" office:value="0.98792020696683" calcext:value-type="float">
            <text:p>0.98792020696683</text:p>
          </table:table-cell>
          <table:table-cell office:value-type="float" office:value="0.390148947927861" calcext:value-type="float">
            <text:p>0.390148947927861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6276024422" calcext:value-type="float">
            <text:p>-1.65936276024422</text:p>
          </table:table-cell>
          <table:table-cell office:value-type="float" office:value="-2.64149736683049" calcext:value-type="float">
            <text:p>-2.64149736683049</text:p>
          </table:table-cell>
          <table:table-cell office:value-type="float" office:value="-0.677228153657953" calcext:value-type="float">
            <text:p>-0.677228153657953</text:p>
          </table:table-cell>
          <table:table-cell office:value-type="float" office:value="0.190260182832262" calcext:value-type="float">
            <text:p>0.190260182832262</text:p>
          </table:table-cell>
          <table:table-cell office:value-type="float" office:value="0.0712544955182722" calcext:value-type="float">
            <text:p>0.0712544955182722</text:p>
          </table:table-cell>
          <table:table-cell office:value-type="float" office:value="0.508023204824785" calcext:value-type="float">
            <text:p>0.508023204824785</text:p>
          </table:table-cell>
          <table:table-cell office:value-type="float" office:value="0.809739817167738" calcext:value-type="float">
            <text:p>0.809739817167738</text:p>
          </table:table-cell>
          <table:table-cell office:value-type="float" office:value="0.928745504481728" calcext:value-type="float">
            <text:p>0.928745504481728</text:p>
          </table:table-cell>
          <table:table-cell office:value-type="float" office:value="0.491976795175215" calcext:value-type="float">
            <text:p>0.491976795175215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685621236883" calcext:value-type="float">
            <text:p>-0.953685621236883</text:p>
          </table:table-cell>
          <table:table-cell office:value-type="float" office:value="-1.43370583250511" calcext:value-type="float">
            <text:p>-1.43370583250511</text:p>
          </table:table-cell>
          <table:table-cell office:value-type="float" office:value="-0.473665409968652" calcext:value-type="float">
            <text:p>-0.473665409968652</text:p>
          </table:table-cell>
          <table:table-cell office:value-type="float" office:value="0.38531826600835" calcext:value-type="float">
            <text:p>0.38531826600835</text:p>
          </table:table-cell>
          <table:table-cell office:value-type="float" office:value="0.238423724670958" calcext:value-type="float">
            <text:p>0.238423724670958</text:p>
          </table:table-cell>
          <table:table-cell office:value-type="float" office:value="0.62271557213772" calcext:value-type="float">
            <text:p>0.62271557213772</text:p>
          </table:table-cell>
          <table:table-cell office:value-type="float" office:value="0.614681733991649" calcext:value-type="float">
            <text:p>0.614681733991649</text:p>
          </table:table-cell>
          <table:table-cell office:value-type="float" office:value="0.761576275329042" calcext:value-type="float">
            <text:p>0.761576275329042</text:p>
          </table:table-cell>
          <table:table-cell office:value-type="float" office:value="0.37728442786228" calcext:value-type="float">
            <text:p>0.37728442786228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68273871449" calcext:value-type="float">
            <text:p>-1.26868273871449</text:p>
          </table:table-cell>
          <table:table-cell office:value-type="float" office:value="-1.77882436789912" calcext:value-type="float">
            <text:p>-1.77882436789912</text:p>
          </table:table-cell>
          <table:table-cell office:value-type="float" office:value="-0.758541109529867" calcext:value-type="float">
            <text:p>-0.758541109529867</text:p>
          </table:table-cell>
          <table:table-cell office:value-type="float" office:value="0.281201794154839" calcext:value-type="float">
            <text:p>0.281201794154839</text:p>
          </table:table-cell>
          <table:table-cell office:value-type="float" office:value="0.168836520271945" calcext:value-type="float">
            <text:p>0.168836520271945</text:p>
          </table:table-cell>
          <table:table-cell office:value-type="float" office:value="0.468349199027171" calcext:value-type="float">
            <text:p>0.468349199027171</text:p>
          </table:table-cell>
          <table:table-cell office:value-type="float" office:value="0.718798205845161" calcext:value-type="float">
            <text:p>0.718798205845161</text:p>
          </table:table-cell>
          <table:table-cell office:value-type="float" office:value="0.831163479728055" calcext:value-type="float">
            <text:p>0.831163479728055</text:p>
          </table:table-cell>
          <table:table-cell office:value-type="float" office:value="0.531650800972829" calcext:value-type="float">
            <text:p>0.531650800972829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19085803551" calcext:value-type="float">
            <text:p>-0.971519085803551</text:p>
          </table:table-cell>
          <table:table-cell office:value-type="float" office:value="-1.46597395987841" calcext:value-type="float">
            <text:p>-1.46597395987841</text:p>
          </table:table-cell>
          <table:table-cell office:value-type="float" office:value="-0.477064211728693" calcext:value-type="float">
            <text:p>-0.477064211728693</text:p>
          </table:table-cell>
          <table:table-cell office:value-type="float" office:value="0.378507615610574" calcext:value-type="float">
            <text:p>0.378507615610574</text:p>
          </table:table-cell>
          <table:table-cell office:value-type="float" office:value="0.230853040349317" calcext:value-type="float">
            <text:p>0.230853040349317</text:p>
          </table:table-cell>
          <table:table-cell office:value-type="float" office:value="0.620602678043203" calcext:value-type="float">
            <text:p>0.620602678043203</text:p>
          </table:table-cell>
          <table:table-cell office:value-type="float" office:value="0.621492384389426" calcext:value-type="float">
            <text:p>0.621492384389426</text:p>
          </table:table-cell>
          <table:table-cell office:value-type="float" office:value="0.769146959650683" calcext:value-type="float">
            <text:p>0.769146959650683</text:p>
          </table:table-cell>
          <table:table-cell office:value-type="float" office:value="0.379397321956797" calcext:value-type="float">
            <text:p>0.37939732195679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45181734153" calcext:value-type="float">
            <text:p>-1.23145181734153</text:p>
          </table:table-cell>
          <table:table-cell office:value-type="float" office:value="-2.03552457220662" calcext:value-type="float">
            <text:p>-2.03552457220662</text:p>
          </table:table-cell>
          <table:table-cell office:value-type="float" office:value="-0.427379062476444" calcext:value-type="float">
            <text:p>-0.427379062476444</text:p>
          </table:table-cell>
          <table:table-cell office:value-type="float" office:value="0.29186853014205" calcext:value-type="float">
            <text:p>0.29186853014205</text:p>
          </table:table-cell>
          <table:table-cell office:value-type="float" office:value="0.130611949131879" calcext:value-type="float">
            <text:p>0.130611949131879</text:p>
          </table:table-cell>
          <table:table-cell office:value-type="float" office:value="0.652216274647791" calcext:value-type="float">
            <text:p>0.652216274647791</text:p>
          </table:table-cell>
          <table:table-cell office:value-type="float" office:value="0.70813146985795" calcext:value-type="float">
            <text:p>0.70813146985795</text:p>
          </table:table-cell>
          <table:table-cell office:value-type="float" office:value="0.869388050868121" calcext:value-type="float">
            <text:p>0.869388050868121</text:p>
          </table:table-cell>
          <table:table-cell office:value-type="float" office:value="0.347783725352209" calcext:value-type="float">
            <text:p>0.34778372535220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849564936114" calcext:value-type="float">
            <text:p>-0.704849564936114</text:p>
          </table:table-cell>
          <table:table-cell office:value-type="float" office:value="-1.68880873520263" calcext:value-type="float">
            <text:p>-1.68880873520263</text:p>
          </table:table-cell>
          <table:table-cell office:value-type="float" office:value="0.279109605330398" calcext:value-type="float">
            <text:p>0.279109605330398</text:p>
          </table:table-cell>
          <table:table-cell office:value-type="float" office:value="0.49418291110237" calcext:value-type="float">
            <text:p>0.49418291110237</text:p>
          </table:table-cell>
          <table:table-cell office:value-type="float" office:value="0.184739466585274" calcext:value-type="float">
            <text:p>0.184739466585274</text:p>
          </table:table-cell>
          <table:table-cell office:value-type="float" office:value="1.32195222894013" calcext:value-type="float">
            <text:p>1.32195222894013</text:p>
          </table:table-cell>
          <table:table-cell office:value-type="float" office:value="0.50581708889763" calcext:value-type="float">
            <text:p>0.50581708889763</text:p>
          </table:table-cell>
          <table:table-cell office:value-type="float" office:value="0.815260533414726" calcext:value-type="float">
            <text:p>0.815260533414726</text:p>
          </table:table-cell>
          <table:table-cell office:value-type="float" office:value="-0.321952228940129" calcext:value-type="float">
            <text:p>-0.321952228940129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14108039421" calcext:value-type="float">
            <text:p>-1.19314108039421</text:p>
          </table:table-cell>
          <table:table-cell office:value-type="float" office:value="-2.17565327166519" calcext:value-type="float">
            <text:p>-2.17565327166519</text:p>
          </table:table-cell>
          <table:table-cell office:value-type="float" office:value="-0.210628889123226" calcext:value-type="float">
            <text:p>-0.210628889123226</text:p>
          </table:table-cell>
          <table:table-cell office:value-type="float" office:value="0.303267179830734" calcext:value-type="float">
            <text:p>0.303267179830734</text:p>
          </table:table-cell>
          <table:table-cell office:value-type="float" office:value="0.113533960919686" calcext:value-type="float">
            <text:p>0.113533960919686</text:p>
          </table:table-cell>
          <table:table-cell office:value-type="float" office:value="0.810074638614496" calcext:value-type="float">
            <text:p>0.810074638614496</text:p>
          </table:table-cell>
          <table:table-cell office:value-type="float" office:value="0.696732820169266" calcext:value-type="float">
            <text:p>0.696732820169266</text:p>
          </table:table-cell>
          <table:table-cell office:value-type="float" office:value="0.886466039080314" calcext:value-type="float">
            <text:p>0.886466039080314</text:p>
          </table:table-cell>
          <table:table-cell office:value-type="float" office:value="0.189925361385504" calcext:value-type="float">
            <text:p>0.189925361385504</text:p>
          </table:table-cell>
        </table:table-row>
        <table:table-row table:style-name="ro1">
          <table:table-cell office:value-type="string" calcext:value-type="string">
            <text:p>Immunitysecb45_001-061</text:p>
          </table:table-cell>
          <table:table-cell office:value-type="float" office:value="-1.64834593865551" calcext:value-type="float">
            <text:p>-1.64834593865551</text:p>
          </table:table-cell>
          <table:table-cell office:value-type="float" office:value="-1.99700446265801" calcext:value-type="float">
            <text:p>-1.99700446265801</text:p>
          </table:table-cell>
          <table:table-cell office:value-type="float" office:value="-1.29968741465301" calcext:value-type="float">
            <text:p>-1.29968741465301</text:p>
          </table:table-cell>
          <table:table-cell office:value-type="float" office:value="0.192367833812216" calcext:value-type="float">
            <text:p>0.192367833812216</text:p>
          </table:table-cell>
          <table:table-cell office:value-type="float" office:value="0.135741292936242" calcext:value-type="float">
            <text:p>0.135741292936242</text:p>
          </table:table-cell>
          <table:table-cell office:value-type="float" office:value="0.272616995794978" calcext:value-type="float">
            <text:p>0.272616995794978</text:p>
          </table:table-cell>
          <table:table-cell office:value-type="float" office:value="0.807632166187784" calcext:value-type="float">
            <text:p>0.807632166187784</text:p>
          </table:table-cell>
          <table:table-cell office:value-type="float" office:value="0.864258707063758" calcext:value-type="float">
            <text:p>0.864258707063758</text:p>
          </table:table-cell>
          <table:table-cell office:value-type="float" office:value="0.727383004205022" calcext:value-type="float">
            <text:p>0.727383004205022</text:p>
          </table:table-cell>
        </table:table-row>
        <table:table-row table:style-name="ro1">
          <table:table-cell office:value-type="string" calcext:value-type="string">
            <text:p>Immunitysecb45_062-122</text:p>
          </table:table-cell>
          <table:table-cell office:value-type="float" office:value="-1.15517206228073" calcext:value-type="float">
            <text:p>-1.15517206228073</text:p>
          </table:table-cell>
          <table:table-cell office:value-type="float" office:value="-1.51908704357463" calcext:value-type="float">
            <text:p>-1.51908704357463</text:p>
          </table:table-cell>
          <table:table-cell office:value-type="float" office:value="-0.791257080986836" calcext:value-type="float">
            <text:p>-0.791257080986836</text:p>
          </table:table-cell>
          <table:table-cell office:value-type="float" office:value="0.315003332048491" calcext:value-type="float">
            <text:p>0.315003332048491</text:p>
          </table:table-cell>
          <table:table-cell office:value-type="float" office:value="0.218911652549481" calcext:value-type="float">
            <text:p>0.218911652549481</text:p>
          </table:table-cell>
          <table:table-cell office:value-type="float" office:value="0.453274634063729" calcext:value-type="float">
            <text:p>0.453274634063729</text:p>
          </table:table-cell>
          <table:table-cell office:value-type="float" office:value="0.684996667951509" calcext:value-type="float">
            <text:p>0.684996667951509</text:p>
          </table:table-cell>
          <table:table-cell office:value-type="float" office:value="0.781088347450519" calcext:value-type="float">
            <text:p>0.781088347450519</text:p>
          </table:table-cell>
          <table:table-cell office:value-type="float" office:value="0.546725365936271" calcext:value-type="float">
            <text:p>0.546725365936271</text:p>
          </table:table-cell>
        </table:table-row>
        <table:table-row table:style-name="ro1">
          <table:table-cell office:value-type="string" calcext:value-type="string">
            <text:p>Immunitysecb45_123-183</text:p>
          </table:table-cell>
          <table:table-cell office:value-type="float" office:value="-0.801351634646336" calcext:value-type="float">
            <text:p>-0.801351634646336</text:p>
          </table:table-cell>
          <table:table-cell office:value-type="float" office:value="-1.79262376072825" calcext:value-type="float">
            <text:p>-1.79262376072825</text:p>
          </table:table-cell>
          <table:table-cell office:value-type="float" office:value="0.189920491435575" calcext:value-type="float">
            <text:p>0.189920491435575</text:p>
          </table:table-cell>
          <table:table-cell office:value-type="float" office:value="0.448722045780043" calcext:value-type="float">
            <text:p>0.448722045780043</text:p>
          </table:table-cell>
          <table:table-cell office:value-type="float" office:value="0.166522680315354" calcext:value-type="float">
            <text:p>0.166522680315354</text:p>
          </table:table-cell>
          <table:table-cell office:value-type="float" office:value="1.20915345577981" calcext:value-type="float">
            <text:p>1.20915345577981</text:p>
          </table:table-cell>
          <table:table-cell office:value-type="float" office:value="0.551277954219957" calcext:value-type="float">
            <text:p>0.551277954219957</text:p>
          </table:table-cell>
          <table:table-cell office:value-type="float" office:value="0.833477319684646" calcext:value-type="float">
            <text:p>0.833477319684646</text:p>
          </table:table-cell>
          <table:table-cell office:value-type="float" office:value="-0.209153455779812" calcext:value-type="float">
            <text:p>-0.20915345577981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10475771601" calcext:value-type="float">
            <text:p>-1.21910475771601</text:p>
          </table:table-cell>
          <table:table-cell office:value-type="float" office:value="-1.42532568879765" calcext:value-type="float">
            <text:p>-1.42532568879765</text:p>
          </table:table-cell>
          <table:table-cell office:value-type="float" office:value="-1.01288382663437" calcext:value-type="float">
            <text:p>-1.01288382663437</text:p>
          </table:table-cell>
          <table:table-cell office:value-type="float" office:value="0.295494587795666" calcext:value-type="float">
            <text:p>0.295494587795666</text:p>
          </table:table-cell>
          <table:table-cell office:value-type="float" office:value="0.240430145050501" calcext:value-type="float">
            <text:p>0.240430145050501</text:p>
          </table:table-cell>
          <table:table-cell office:value-type="float" office:value="0.363170148228253" calcext:value-type="float">
            <text:p>0.363170148228253</text:p>
          </table:table-cell>
          <table:table-cell office:value-type="float" office:value="0.704505412204333" calcext:value-type="float">
            <text:p>0.704505412204333</text:p>
          </table:table-cell>
          <table:table-cell office:value-type="float" office:value="0.759569854949499" calcext:value-type="float">
            <text:p>0.759569854949499</text:p>
          </table:table-cell>
          <table:table-cell office:value-type="float" office:value="0.636829851771747" calcext:value-type="float">
            <text:p>0.636829851771747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29579618182" calcext:value-type="float">
            <text:p>-0.826429579618182</text:p>
          </table:table-cell>
          <table:table-cell office:value-type="float" office:value="-1.03850447715872" calcext:value-type="float">
            <text:p>-1.03850447715872</text:p>
          </table:table-cell>
          <table:table-cell office:value-type="float" office:value="-0.614354682077649" calcext:value-type="float">
            <text:p>-0.614354682077649</text:p>
          </table:table-cell>
          <table:table-cell office:value-type="float" office:value="0.437608948248394" calcext:value-type="float">
            <text:p>0.437608948248394</text:p>
          </table:table-cell>
          <table:table-cell office:value-type="float" office:value="0.353983676972476" calcext:value-type="float">
            <text:p>0.353983676972476</text:p>
          </table:table-cell>
          <table:table-cell office:value-type="float" office:value="0.540989893163789" calcext:value-type="float">
            <text:p>0.540989893163789</text:p>
          </table:table-cell>
          <table:table-cell office:value-type="float" office:value="0.562391051751606" calcext:value-type="float">
            <text:p>0.562391051751606</text:p>
          </table:table-cell>
          <table:table-cell office:value-type="float" office:value="0.646016323027524" calcext:value-type="float">
            <text:p>0.646016323027524</text:p>
          </table:table-cell>
          <table:table-cell office:value-type="float" office:value="0.459010106836211" calcext:value-type="float">
            <text:p>0.459010106836211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70090823809513" calcext:value-type="float">
            <text:p>-0.570090823809513</text:p>
          </table:table-cell>
          <table:table-cell office:value-type="float" office:value="-0.835873541511412" calcext:value-type="float">
            <text:p>-0.835873541511412</text:p>
          </table:table-cell>
          <table:table-cell office:value-type="float" office:value="-0.304308106107615" calcext:value-type="float">
            <text:p>-0.304308106107615</text:p>
          </table:table-cell>
          <table:table-cell office:value-type="float" office:value="0.565474077857247" calcext:value-type="float">
            <text:p>0.565474077857247</text:p>
          </table:table-cell>
          <table:table-cell office:value-type="float" office:value="0.433495639553861" calcext:value-type="float">
            <text:p>0.433495639553861</text:p>
          </table:table-cell>
          <table:table-cell office:value-type="float" office:value="0.737633562029806" calcext:value-type="float">
            <text:p>0.737633562029806</text:p>
          </table:table-cell>
          <table:table-cell office:value-type="float" office:value="0.434525922142753" calcext:value-type="float">
            <text:p>0.434525922142753</text:p>
          </table:table-cell>
          <table:table-cell office:value-type="float" office:value="0.566504360446139" calcext:value-type="float">
            <text:p>0.566504360446139</text:p>
          </table:table-cell>
          <table:table-cell office:value-type="float" office:value="0.262366437970194" calcext:value-type="float">
            <text:p>0.262366437970194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2662478749557" calcext:value-type="float">
            <text:p>-0.112662478749557</text:p>
          </table:table-cell>
          <table:table-cell office:value-type="float" office:value="-0.653026422320678" calcext:value-type="float">
            <text:p>-0.653026422320678</text:p>
          </table:table-cell>
          <table:table-cell office:value-type="float" office:value="0.427701464821565" calcext:value-type="float">
            <text:p>0.427701464821565</text:p>
          </table:table-cell>
          <table:table-cell office:value-type="float" office:value="0.893452168323503" calcext:value-type="float">
            <text:p>0.893452168323503</text:p>
          </table:table-cell>
          <table:table-cell office:value-type="float" office:value="0.520468234129017" calcext:value-type="float">
            <text:p>0.520468234129017</text:p>
          </table:table-cell>
          <table:table-cell office:value-type="float" office:value="1.53372814081117" calcext:value-type="float">
            <text:p>1.53372814081117</text:p>
          </table:table-cell>
          <table:table-cell office:value-type="float" office:value="0.106547831676497" calcext:value-type="float">
            <text:p>0.106547831676497</text:p>
          </table:table-cell>
          <table:table-cell office:value-type="float" office:value="0.479531765870983" calcext:value-type="float">
            <text:p>0.479531765870983</text:p>
          </table:table-cell>
          <table:table-cell office:value-type="float" office:value="-0.53372814081117" calcext:value-type="float">
            <text:p>-0.53372814081117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602696586326" calcext:value-type="float">
            <text:p>-1.18602696586326</text:p>
          </table:table-cell>
          <table:table-cell office:value-type="float" office:value="-1.64564249410342" calcext:value-type="float">
            <text:p>-1.64564249410342</text:p>
          </table:table-cell>
          <table:table-cell office:value-type="float" office:value="-0.726411437623094" calcext:value-type="float">
            <text:p>-0.726411437623094</text:p>
          </table:table-cell>
          <table:table-cell office:value-type="float" office:value="0.305432349783329" calcext:value-type="float">
            <text:p>0.305432349783329</text:p>
          </table:table-cell>
          <table:table-cell office:value-type="float" office:value="0.192888593189415" calcext:value-type="float">
            <text:p>0.192888593189415</text:p>
          </table:table-cell>
          <table:table-cell office:value-type="float" office:value="0.483641457235147" calcext:value-type="float">
            <text:p>0.483641457235147</text:p>
          </table:table-cell>
          <table:table-cell office:value-type="float" office:value="0.694567650216671" calcext:value-type="float">
            <text:p>0.694567650216671</text:p>
          </table:table-cell>
          <table:table-cell office:value-type="float" office:value="0.807111406810585" calcext:value-type="float">
            <text:p>0.807111406810585</text:p>
          </table:table-cell>
          <table:table-cell office:value-type="float" office:value="0.516358542764853" calcext:value-type="float">
            <text:p>0.516358542764853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85431362624" calcext:value-type="float">
            <text:p>-2.63885431362624</text:p>
          </table:table-cell>
          <table:table-cell office:value-type="float" office:value="-4.05561574831782" calcext:value-type="float">
            <text:p>-4.05561574831782</text:p>
          </table:table-cell>
          <table:table-cell office:value-type="float" office:value="-1.22209287893466" calcext:value-type="float">
            <text:p>-1.22209287893466</text:p>
          </table:table-cell>
          <table:table-cell office:value-type="float" office:value="0.0714430740427255" calcext:value-type="float">
            <text:p>0.0714430740427255</text:p>
          </table:table-cell>
          <table:table-cell office:value-type="float" office:value="0.017324809176369" calcext:value-type="float">
            <text:p>0.017324809176369</text:p>
          </table:table-cell>
          <table:table-cell office:value-type="float" office:value="0.294612932051012" calcext:value-type="float">
            <text:p>0.294612932051012</text:p>
          </table:table-cell>
          <table:table-cell office:value-type="float" office:value="0.928556925957274" calcext:value-type="float">
            <text:p>0.928556925957274</text:p>
          </table:table-cell>
          <table:table-cell office:value-type="float" office:value="0.982675190823631" calcext:value-type="float">
            <text:p>0.982675190823631</text:p>
          </table:table-cell>
          <table:table-cell office:value-type="float" office:value="0.705387067948988" calcext:value-type="float">
            <text:p>0.7053870679489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41525395363" calcext:value-type="float">
            <text:p>-2.44941525395363</text:p>
          </table:table-cell>
          <table:table-cell office:value-type="float" office:value="-4.43118706185835" calcext:value-type="float">
            <text:p>-4.43118706185835</text:p>
          </table:table-cell>
          <table:table-cell office:value-type="float" office:value="-0.467643446048908" calcext:value-type="float">
            <text:p>-0.467643446048908</text:p>
          </table:table-cell>
          <table:table-cell office:value-type="float" office:value="0.0863440610888732" calcext:value-type="float">
            <text:p>0.0863440610888732</text:p>
          </table:table-cell>
          <table:table-cell office:value-type="float" office:value="0.0119003548276649" calcext:value-type="float">
            <text:p>0.0119003548276649</text:p>
          </table:table-cell>
          <table:table-cell office:value-type="float" office:value="0.626476856638564" calcext:value-type="float">
            <text:p>0.626476856638564</text:p>
          </table:table-cell>
          <table:table-cell office:value-type="float" office:value="0.913655938911127" calcext:value-type="float">
            <text:p>0.913655938911127</text:p>
          </table:table-cell>
          <table:table-cell office:value-type="float" office:value="0.988099645172335" calcext:value-type="float">
            <text:p>0.988099645172335</text:p>
          </table:table-cell>
          <table:table-cell office:value-type="float" office:value="0.373523143361436" calcext:value-type="float">
            <text:p>0.37352314336143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60900641125" calcext:value-type="float">
            <text:p>-1.37260900641125</text:p>
          </table:table-cell>
          <table:table-cell office:value-type="float" office:value="-2.05808144606275" calcext:value-type="float">
            <text:p>-2.05808144606275</text:p>
          </table:table-cell>
          <table:table-cell office:value-type="float" office:value="-0.687136566759756" calcext:value-type="float">
            <text:p>-0.687136566759756</text:p>
          </table:table-cell>
          <table:table-cell office:value-type="float" office:value="0.253444856956715" calcext:value-type="float">
            <text:p>0.253444856956715</text:p>
          </table:table-cell>
          <table:table-cell office:value-type="float" office:value="0.127698731930086" calcext:value-type="float">
            <text:p>0.127698731930086</text:p>
          </table:table-cell>
          <table:table-cell office:value-type="float" office:value="0.503014356892576" calcext:value-type="float">
            <text:p>0.503014356892576</text:p>
          </table:table-cell>
          <table:table-cell office:value-type="float" office:value="0.746555143043286" calcext:value-type="float">
            <text:p>0.746555143043286</text:p>
          </table:table-cell>
          <table:table-cell office:value-type="float" office:value="0.872301268069914" calcext:value-type="float">
            <text:p>0.872301268069914</text:p>
          </table:table-cell>
          <table:table-cell office:value-type="float" office:value="0.496985643107424" calcext:value-type="float">
            <text:p>0.49698564310742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61118579068" calcext:value-type="float">
            <text:p>-1.32261118579068</text:p>
          </table:table-cell>
          <table:table-cell office:value-type="float" office:value="-2.03840708333429" calcext:value-type="float">
            <text:p>-2.03840708333429</text:p>
          </table:table-cell>
          <table:table-cell office:value-type="float" office:value="-0.606815288247079" calcext:value-type="float">
            <text:p>-0.606815288247079</text:p>
          </table:table-cell>
          <table:table-cell office:value-type="float" office:value="0.266438671972157" calcext:value-type="float">
            <text:p>0.266438671972157</text:p>
          </table:table-cell>
          <table:table-cell office:value-type="float" office:value="0.130236000832986" calcext:value-type="float">
            <text:p>0.130236000832986</text:p>
          </table:table-cell>
          <table:table-cell office:value-type="float" office:value="0.545084043338548" calcext:value-type="float">
            <text:p>0.545084043338548</text:p>
          </table:table-cell>
          <table:table-cell office:value-type="float" office:value="0.733561328027843" calcext:value-type="float">
            <text:p>0.733561328027843</text:p>
          </table:table-cell>
          <table:table-cell office:value-type="float" office:value="0.869763999167014" calcext:value-type="float">
            <text:p>0.869763999167014</text:p>
          </table:table-cell>
          <table:table-cell office:value-type="float" office:value="0.454915956661452" calcext:value-type="float">
            <text:p>0.454915956661452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111255109848" calcext:value-type="float">
            <text:p>-0.908111255109848</text:p>
          </table:table-cell>
          <table:table-cell office:value-type="float" office:value="-1.47867716790203" calcext:value-type="float">
            <text:p>-1.47867716790203</text:p>
          </table:table-cell>
          <table:table-cell office:value-type="float" office:value="-0.337545342317665" calcext:value-type="float">
            <text:p>-0.337545342317665</text:p>
          </table:table-cell>
          <table:table-cell office:value-type="float" office:value="0.403285208031035" calcext:value-type="float">
            <text:p>0.403285208031035</text:p>
          </table:table-cell>
          <table:table-cell office:value-type="float" office:value="0.227939014082427" calcext:value-type="float">
            <text:p>0.227939014082427</text:p>
          </table:table-cell>
          <table:table-cell office:value-type="float" office:value="0.713519621339689" calcext:value-type="float">
            <text:p>0.713519621339689</text:p>
          </table:table-cell>
          <table:table-cell office:value-type="float" office:value="0.596714791968965" calcext:value-type="float">
            <text:p>0.596714791968965</text:p>
          </table:table-cell>
          <table:table-cell office:value-type="float" office:value="0.772060985917573" calcext:value-type="float">
            <text:p>0.772060985917573</text:p>
          </table:table-cell>
          <table:table-cell office:value-type="float" office:value="0.286480378660311" calcext:value-type="float">
            <text:p>0.286480378660311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34924896608" calcext:value-type="float">
            <text:p>-0.801834924896608</text:p>
          </table:table-cell>
          <table:table-cell office:value-type="float" office:value="-1.34847176615436" calcext:value-type="float">
            <text:p>-1.34847176615436</text:p>
          </table:table-cell>
          <table:table-cell office:value-type="float" office:value="-0.255198083638857" calcext:value-type="float">
            <text:p>-0.255198083638857</text:p>
          </table:table-cell>
          <table:table-cell office:value-type="float" office:value="0.448505235185679" calcext:value-type="float">
            <text:p>0.448505235185679</text:p>
          </table:table-cell>
          <table:table-cell office:value-type="float" office:value="0.25963674326828" calcext:value-type="float">
            <text:p>0.25963674326828</text:p>
          </table:table-cell>
          <table:table-cell office:value-type="float" office:value="0.7747630148831" calcext:value-type="float">
            <text:p>0.7747630148831</text:p>
          </table:table-cell>
          <table:table-cell office:value-type="float" office:value="0.551494764814321" calcext:value-type="float">
            <text:p>0.551494764814321</text:p>
          </table:table-cell>
          <table:table-cell office:value-type="float" office:value="0.74036325673172" calcext:value-type="float">
            <text:p>0.74036325673172</text:p>
          </table:table-cell>
          <table:table-cell office:value-type="float" office:value="0.2252369851169" calcext:value-type="float">
            <text:p>0.2252369851169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378621458011" calcext:value-type="float">
            <text:p>-0.125378621458011</text:p>
          </table:table-cell>
          <table:table-cell office:value-type="float" office:value="-0.545912991627914" calcext:value-type="float">
            <text:p>-0.545912991627914</text:p>
          </table:table-cell>
          <table:table-cell office:value-type="float" office:value="0.295155748711892" calcext:value-type="float">
            <text:p>0.295155748711892</text:p>
          </table:table-cell>
          <table:table-cell office:value-type="float" office:value="0.882162833567489" calcext:value-type="float">
            <text:p>0.882162833567489</text:p>
          </table:table-cell>
          <table:table-cell office:value-type="float" office:value="0.579312634237249" calcext:value-type="float">
            <text:p>0.579312634237249</text:p>
          </table:table-cell>
          <table:table-cell office:value-type="float" office:value="1.34333556517795" calcext:value-type="float">
            <text:p>1.34333556517795</text:p>
          </table:table-cell>
          <table:table-cell office:value-type="float" office:value="0.117837166432511" calcext:value-type="float">
            <text:p>0.117837166432511</text:p>
          </table:table-cell>
          <table:table-cell office:value-type="float" office:value="0.420687365762751" calcext:value-type="float">
            <text:p>0.420687365762751</text:p>
          </table:table-cell>
          <table:table-cell office:value-type="float" office:value="-0.343335565177948" calcext:value-type="float">
            <text:p>-0.34333556517794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4003434363" calcext:value-type="float">
            <text:p>0.67394003434363</text:p>
          </table:table-cell>
          <table:table-cell office:value-type="float" office:value="0.302386622848178" calcext:value-type="float">
            <text:p>0.302386622848178</text:p>
          </table:table-cell>
          <table:table-cell office:value-type="float" office:value="1.04549344583908" calcext:value-type="float">
            <text:p>1.04549344583908</text:p>
          </table:table-cell>
          <table:table-cell office:value-type="float" office:value="1.96195227139984" calcext:value-type="float">
            <text:p>1.96195227139984</text:p>
          </table:table-cell>
          <table:table-cell office:value-type="float" office:value="1.35308425888487" calcext:value-type="float">
            <text:p>1.35308425888487</text:p>
          </table:table-cell>
          <table:table-cell office:value-type="float" office:value="2.8448019330469" calcext:value-type="float">
            <text:p>2.8448019330469</text:p>
          </table:table-cell>
          <table:table-cell office:value-type="float" office:value="-0.961952271399844" calcext:value-type="float">
            <text:p>-0.961952271399844</text:p>
          </table:table-cell>
          <table:table-cell office:value-type="float" office:value="-0.353084258884868" calcext:value-type="float">
            <text:p>-0.353084258884868</text:p>
          </table:table-cell>
          <table:table-cell office:value-type="float" office:value="-1.8448019330469" calcext:value-type="float">
            <text:p>-1.8448019330469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7004061782" calcext:value-type="float">
            <text:p>1.14257004061782</text:p>
          </table:table-cell>
          <table:table-cell office:value-type="float" office:value="0.796875885963764" calcext:value-type="float">
            <text:p>0.796875885963764</text:p>
          </table:table-cell>
          <table:table-cell office:value-type="float" office:value="1.48826419527188" calcext:value-type="float">
            <text:p>1.48826419527188</text:p>
          </table:table-cell>
          <table:table-cell office:value-type="float" office:value="3.13481462206183" calcext:value-type="float">
            <text:p>3.13481462206183</text:p>
          </table:table-cell>
          <table:table-cell office:value-type="float" office:value="2.21859893427654" calcext:value-type="float">
            <text:p>2.21859893427654</text:p>
          </table:table-cell>
          <table:table-cell office:value-type="float" office:value="4.4294002682811" calcext:value-type="float">
            <text:p>4.4294002682811</text:p>
          </table:table-cell>
          <table:table-cell office:value-type="float" office:value="-2.13481462206183" calcext:value-type="float">
            <text:p>-2.13481462206183</text:p>
          </table:table-cell>
          <table:table-cell office:value-type="float" office:value="-1.21859893427654" calcext:value-type="float">
            <text:p>-1.21859893427654</text:p>
          </table:table-cell>
          <table:table-cell office:value-type="float" office:value="-3.4294002682811" calcext:value-type="float">
            <text:p>-3.4294002682811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31420865121" calcext:value-type="float">
            <text:p>1.76431420865121</text:p>
          </table:table-cell>
          <table:table-cell office:value-type="float" office:value="1.43871321686607" calcext:value-type="float">
            <text:p>1.43871321686607</text:p>
          </table:table-cell>
          <table:table-cell office:value-type="float" office:value="2.08991520043634" calcext:value-type="float">
            <text:p>2.08991520043634</text:p>
          </table:table-cell>
          <table:table-cell office:value-type="float" office:value="5.8375676316598" calcext:value-type="float">
            <text:p>5.8375676316598</text:p>
          </table:table-cell>
          <table:table-cell office:value-type="float" office:value="4.21526818964441" calcext:value-type="float">
            <text:p>4.21526818964441</text:p>
          </table:table-cell>
          <table:table-cell office:value-type="float" office:value="8.08422959609527" calcext:value-type="float">
            <text:p>8.08422959609527</text:p>
          </table:table-cell>
          <table:table-cell office:value-type="float" office:value="-4.8375676316598" calcext:value-type="float">
            <text:p>-4.8375676316598</text:p>
          </table:table-cell>
          <table:table-cell office:value-type="float" office:value="-3.21526818964441" calcext:value-type="float">
            <text:p>-3.21526818964441</text:p>
          </table:table-cell>
          <table:table-cell office:value-type="float" office:value="-7.08422959609527" calcext:value-type="float">
            <text:p>-7.08422959609527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7069751742" calcext:value-type="float">
            <text:p>2.4567069751742</text:p>
          </table:table-cell>
          <table:table-cell office:value-type="float" office:value="2.14833467413669" calcext:value-type="float">
            <text:p>2.14833467413669</text:p>
          </table:table-cell>
          <table:table-cell office:value-type="float" office:value="2.7650792762117" calcext:value-type="float">
            <text:p>2.7650792762117</text:p>
          </table:table-cell>
          <table:table-cell office:value-type="float" office:value="11.6663306989546" calcext:value-type="float">
            <text:p>11.6663306989546</text:p>
          </table:table-cell>
          <table:table-cell office:value-type="float" office:value="8.57057370808865" calcext:value-type="float">
            <text:p>8.57057370808865</text:p>
          </table:table-cell>
          <table:table-cell office:value-type="float" office:value="15.8802988706487" calcext:value-type="float">
            <text:p>15.8802988706487</text:p>
          </table:table-cell>
          <table:table-cell office:value-type="float" office:value="-10.6663306989546" calcext:value-type="float">
            <text:p>-10.6663306989546</text:p>
          </table:table-cell>
          <table:table-cell office:value-type="float" office:value="-7.57057370808865" calcext:value-type="float">
            <text:p>-7.57057370808865</text:p>
          </table:table-cell>
          <table:table-cell office:value-type="float" office:value="-14.8802988706487" calcext:value-type="float">
            <text:p>-14.880298870648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18455626205" calcext:value-type="float">
            <text:p>3.12718455626205</text:p>
          </table:table-cell>
          <table:table-cell office:value-type="float" office:value="2.82503565108296" calcext:value-type="float">
            <text:p>2.82503565108296</text:p>
          </table:table-cell>
          <table:table-cell office:value-type="float" office:value="3.42933346144113" calcext:value-type="float">
            <text:p>3.42933346144113</text:p>
          </table:table-cell>
          <table:table-cell office:value-type="float" office:value="22.80966971281" calcext:value-type="float">
            <text:p>22.80966971281</text:p>
          </table:table-cell>
          <table:table-cell office:value-type="float" office:value="16.8615461077527" calcext:value-type="float">
            <text:p>16.8615461077527</text:p>
          </table:table-cell>
          <table:table-cell office:value-type="float" office:value="30.8560691340318" calcext:value-type="float">
            <text:p>30.8560691340318</text:p>
          </table:table-cell>
          <table:table-cell office:value-type="float" office:value="-21.80966971281" calcext:value-type="float">
            <text:p>-21.80966971281</text:p>
          </table:table-cell>
          <table:table-cell office:value-type="float" office:value="-15.8615461077527" calcext:value-type="float">
            <text:p>-15.8615461077527</text:p>
          </table:table-cell>
          <table:table-cell office:value-type="float" office:value="-29.8560691340318" calcext:value-type="float">
            <text:p>-29.8560691340318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78969704578" calcext:value-type="float">
            <text:p>3.80378969704578</text:p>
          </table:table-cell>
          <table:table-cell office:value-type="float" office:value="3.50362751445953" calcext:value-type="float">
            <text:p>3.50362751445953</text:p>
          </table:table-cell>
          <table:table-cell office:value-type="float" office:value="4.10395187963204" calcext:value-type="float">
            <text:p>4.10395187963204</text:p>
          </table:table-cell>
          <table:table-cell office:value-type="float" office:value="44.8709098408121" calcext:value-type="float">
            <text:p>44.8709098408121</text:p>
          </table:table-cell>
          <table:table-cell office:value-type="float" office:value="33.235796884018" calcext:value-type="float">
            <text:p>33.235796884018</text:p>
          </table:table-cell>
          <table:table-cell office:value-type="float" office:value="60.5792169499768" calcext:value-type="float">
            <text:p>60.5792169499768</text:p>
          </table:table-cell>
          <table:table-cell office:value-type="float" office:value="-43.8709098408121" calcext:value-type="float">
            <text:p>-43.8709098408121</text:p>
          </table:table-cell>
          <table:table-cell office:value-type="float" office:value="-32.235796884018" calcext:value-type="float">
            <text:p>-32.235796884018</text:p>
          </table:table-cell>
          <table:table-cell office:value-type="float" office:value="-59.5792169499768" calcext:value-type="float">
            <text:p>-59.5792169499768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77203691244" calcext:value-type="float">
            <text:p>4.55277203691244</text:p>
          </table:table-cell>
          <table:table-cell office:value-type="float" office:value="4.25581380561345" calcext:value-type="float">
            <text:p>4.25581380561345</text:p>
          </table:table-cell>
          <table:table-cell office:value-type="float" office:value="4.84973026821143" calcext:value-type="float">
            <text:p>4.84973026821143</text:p>
          </table:table-cell>
          <table:table-cell office:value-type="float" office:value="94.8950967667165" calcext:value-type="float">
            <text:p>94.8950967667165</text:p>
          </table:table-cell>
          <table:table-cell office:value-type="float" office:value="70.5141786791521" calcext:value-type="float">
            <text:p>70.5141786791521</text:p>
          </table:table-cell>
          <table:table-cell office:value-type="float" office:value="127.705938848677" calcext:value-type="float">
            <text:p>127.705938848677</text:p>
          </table:table-cell>
          <table:table-cell office:value-type="float" office:value="-93.8950967667165" calcext:value-type="float">
            <text:p>-93.8950967667165</text:p>
          </table:table-cell>
          <table:table-cell office:value-type="float" office:value="-69.5141786791521" calcext:value-type="float">
            <text:p>-69.5141786791521</text:p>
          </table:table-cell>
          <table:table-cell office:value-type="float" office:value="-126.705938848677" calcext:value-type="float">
            <text:p>-126.705938848677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9364651595" calcext:value-type="float">
            <text:p>0.56159364651595</text:p>
          </table:table-cell>
          <table:table-cell office:value-type="float" office:value="0.505664247335011" calcext:value-type="float">
            <text:p>0.505664247335011</text:p>
          </table:table-cell>
          <table:table-cell office:value-type="float" office:value="0.617523045696889" calcext:value-type="float">
            <text:p>0.617523045696889</text:p>
          </table:table-cell>
          <table:table-cell office:value-type="float" office:value="1.75346467770773" calcext:value-type="float">
            <text:p>1.75346467770773</text:p>
          </table:table-cell>
          <table:table-cell office:value-type="float" office:value="1.65808653430924" calcext:value-type="float">
            <text:p>1.65808653430924</text:p>
          </table:table-cell>
          <table:table-cell office:value-type="float" office:value="1.85432925987156" calcext:value-type="float">
            <text:p>1.85432925987156</text:p>
          </table:table-cell>
          <table:table-cell office:value-type="float" office:value="-0.753464677707727" calcext:value-type="float">
            <text:p>-0.753464677707727</text:p>
          </table:table-cell>
          <table:table-cell office:value-type="float" office:value="-0.658086534309243" calcext:value-type="float">
            <text:p>-0.658086534309243</text:p>
          </table:table-cell>
          <table:table-cell office:value-type="float" office:value="-0.854329259871561" calcext:value-type="float">
            <text:p>-0.854329259871561</text:p>
          </table:table-cell>
        </table:table-row>
      </table:table>
      <table:table table:name="ProxyNew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464537252380279" calcext:value-type="float">
            <text:p>0.464537252380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81859688988496" calcext:value-type="float">
            <text:p>0.381859688988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299182125596712" calcext:value-type="float">
            <text:p>0.299182125596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216504562204928" calcext:value-type="float">
            <text:p>0.216504562204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0.133826998813144" calcext:value-type="float">
            <text:p>0.133826998813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0.0511494354213609" calcext:value-type="float">
            <text:p>0.05114943542136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boost_367-427</text:p>
          </table:table-cell>
          <table:table-cell office:value-type="float" office:value="-0.0315281279704229" calcext:value-type="float">
            <text:p>-0.0315281279704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428-488</text:p>
          </table:table-cell>
          <table:table-cell office:value-type="float" office:value="-0.114205691362207" calcext:value-type="float">
            <text:p>-0.114205691362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123-183</text:p>
          </table:table-cell>
          <table:table-cell office:value-type="float" office:value="-0.172798269554451" calcext:value-type="float">
            <text:p>-0.172798269554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84-244</text:p>
          </table:table-cell>
          <table:table-cell office:value-type="float" office:value="-0.151272884126764" calcext:value-type="float">
            <text:p>-0.151272884126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245-305</text:p>
          </table:table-cell>
          <table:table-cell office:value-type="float" office:value="-0.129747498699077" calcext:value-type="float">
            <text:p>-0.129747498699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306-366</text:p>
          </table:table-cell>
          <table:table-cell office:value-type="float" office:value="-0.108222113271391" calcext:value-type="float">
            <text:p>-0.108222113271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67-427</text:p>
          </table:table-cell>
          <table:table-cell office:value-type="float" office:value="-0.0866967278437039" calcext:value-type="float">
            <text:p>-0.0866967278437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428-488</text:p>
          </table:table-cell>
          <table:table-cell office:value-type="float" office:value="-0.065171342416017" calcext:value-type="float">
            <text:p>-0.065171342416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89-549</text:p>
          </table:table-cell>
          <table:table-cell office:value-type="float" office:value="-0.0436459569883303" calcext:value-type="float">
            <text:p>-0.04364595698833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09102693363875" calcext:value-type="float">
            <text:p>0.909102693363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897918414047469" calcext:value-type="float">
            <text:p>0.8979184140474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86734134731063" calcext:value-type="float">
            <text:p>0.886734134731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75549855414656" calcext:value-type="float">
            <text:p>0.8755498554146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6436557609825" calcext:value-type="float">
            <text:p>0.864365576098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53181296781844" calcext:value-type="float">
            <text:p>0.8531812967818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841997017465438" calcext:value-type="float">
            <text:p>0.8419970174654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830812738149031" calcext:value-type="float">
            <text:p>0.8308127381490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21474071804106" calcext:value-type="float">
            <text:p>0.9214740718041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094059644233" calcext:value-type="float">
            <text:p>0.8920940596442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62714047484361" calcext:value-type="float">
            <text:p>0.8627140474843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33334035324488" calcext:value-type="float">
            <text:p>0.8333340353244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03954023164616" calcext:value-type="float">
            <text:p>0.803954023164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74574011004744" calcext:value-type="float">
            <text:p>0.7745740110047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45193998844871" calcext:value-type="float">
            <text:p>0.745193998844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715813986684999" calcext:value-type="float">
            <text:p>0.715813986684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inf_062-122</text:p>
          </table:table-cell>
          <table:table-cell office:value-type="float" office:value="0.84473890724707" calcext:value-type="float">
            <text:p>0.84473890724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inf_123-183</text:p>
          </table:table-cell>
          <table:table-cell office:value-type="float" office:value="0.815265338373286" calcext:value-type="float">
            <text:p>0.815265338373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inf_184-244</text:p>
          </table:table-cell>
          <table:table-cell office:value-type="float" office:value="0.785791769499501" calcext:value-type="float">
            <text:p>0.7857917694995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inf_245-305</text:p>
          </table:table-cell>
          <table:table-cell office:value-type="float" office:value="0.756318200625717" calcext:value-type="float">
            <text:p>0.7563182006257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inf_306-366</text:p>
          </table:table-cell>
          <table:table-cell office:value-type="float" office:value="0.726844631751933" calcext:value-type="float">
            <text:p>0.7268446317519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inf_367-427</text:p>
          </table:table-cell>
          <table:table-cell office:value-type="float" office:value="0.697371062878148" calcext:value-type="float">
            <text:p>0.697371062878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inf_428-488</text:p>
          </table:table-cell>
          <table:table-cell office:value-type="float" office:value="0.667897494004364" calcext:value-type="float">
            <text:p>0.6678974940043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inf_489-549</text:p>
          </table:table-cell>
          <table:table-cell office:value-type="float" office:value="0.63842392513058" calcext:value-type="float">
            <text:p>0.63842392513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361583212133" calcext:value-type="float">
            <text:p>0.703615832121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040860622983" calcext:value-type="float">
            <text:p>0.5530408606229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2465889124636" calcext:value-type="float">
            <text:p>0.4024658891246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1890917626288" calcext:value-type="float">
            <text:p>0.2518909176262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secb45_001-061</text:p>
          </table:table-cell>
          <table:table-cell office:value-type="float" office:value="0.809703451238302" calcext:value-type="float">
            <text:p>0.8097034512383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secb45_062-122</text:p>
          </table:table-cell>
          <table:table-cell office:value-type="float" office:value="0.689566420524889" calcext:value-type="float">
            <text:p>0.6895664205248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secb45_123-183</text:p>
          </table:table-cell>
          <table:table-cell office:value-type="float" office:value="0.569429389811477" calcext:value-type="float">
            <text:p>0.569429389811477</text:p>
          </table:table-cell>
        </table:table-row>
      </table:table>
      <table:table table:name="LCAllC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LCAll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CInfC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table:number-columns-repeated="2"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48083565464819" calcext:value-type="float">
            <text:p>-0.248083565464819</text:p>
          </table:table-cell>
          <table:table-cell office:value-type="float" office:value="-0.417212451213055" calcext:value-type="float">
            <text:p>-0.417212451213055</text:p>
          </table:table-cell>
          <table:table-cell office:value-type="float" office:value="-0.0789546797165832" calcext:value-type="float">
            <text:p>-0.0789546797165832</text:p>
          </table:table-cell>
          <table:table-cell office:value-type="float" office:value="0.780294734861272" calcext:value-type="float">
            <text:p>0.780294734861272</text:p>
          </table:table-cell>
          <table:table-cell office:value-type="float" office:value="0.658880925021822" calcext:value-type="float">
            <text:p>0.658880925021822</text:p>
          </table:table-cell>
          <table:table-cell office:value-type="float" office:value="0.924081803145321" calcext:value-type="float">
            <text:p>0.924081803145321</text:p>
          </table:table-cell>
          <table:table-cell office:value-type="float" office:value="0.219705265138728" calcext:value-type="float">
            <text:p>0.219705265138728</text:p>
          </table:table-cell>
          <table:table-cell office:value-type="float" office:value="0.341119074978178" calcext:value-type="float">
            <text:p>0.341119074978178</text:p>
          </table:table-cell>
          <table:table-cell office:value-type="float" office:value="0.0759181968546788" calcext:value-type="float">
            <text:p>0.0759181968546788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2241036618739" calcext:value-type="float">
            <text:p>-0.92241036618739</text:p>
          </table:table-cell>
          <table:table-cell office:value-type="float" office:value="-0.981480984525049" calcext:value-type="float">
            <text:p>-0.981480984525049</text:p>
          </table:table-cell>
          <table:table-cell office:value-type="float" office:value="-0.863339747849732" calcext:value-type="float">
            <text:p>-0.863339747849732</text:p>
          </table:table-cell>
          <table:table-cell office:value-type="float" office:value="0.397559621004222" calcext:value-type="float">
            <text:p>0.397559621004222</text:p>
          </table:table-cell>
          <table:table-cell office:value-type="float" office:value="0.374755680306574" calcext:value-type="float">
            <text:p>0.374755680306574</text:p>
          </table:table-cell>
          <table:table-cell office:value-type="float" office:value="0.421751184995309" calcext:value-type="float">
            <text:p>0.421751184995309</text:p>
          </table:table-cell>
          <table:table-cell office:value-type="float" office:value="0.602440378995778" calcext:value-type="float">
            <text:p>0.602440378995778</text:p>
          </table:table-cell>
          <table:table-cell office:value-type="float" office:value="0.625244319693426" calcext:value-type="float">
            <text:p>0.625244319693426</text:p>
          </table:table-cell>
          <table:table-cell office:value-type="float" office:value="0.578248815004691" calcext:value-type="float">
            <text:p>0.578248815004691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369879608350796" calcext:value-type="float">
            <text:p>-0.369879608350796</text:p>
          </table:table-cell>
          <table:table-cell office:value-type="float" office:value="-0.426342057741136" calcext:value-type="float">
            <text:p>-0.426342057741136</text:p>
          </table:table-cell>
          <table:table-cell office:value-type="float" office:value="-0.313417158960455" calcext:value-type="float">
            <text:p>-0.313417158960455</text:p>
          </table:table-cell>
          <table:table-cell office:value-type="float" office:value="0.690817494288586" calcext:value-type="float">
            <text:p>0.690817494288586</text:p>
          </table:table-cell>
          <table:table-cell office:value-type="float" office:value="0.652892976824083" calcext:value-type="float">
            <text:p>0.652892976824083</text:p>
          </table:table-cell>
          <table:table-cell office:value-type="float" office:value="0.730944928733314" calcext:value-type="float">
            <text:p>0.730944928733314</text:p>
          </table:table-cell>
          <table:table-cell office:value-type="float" office:value="0.309182505711414" calcext:value-type="float">
            <text:p>0.309182505711414</text:p>
          </table:table-cell>
          <table:table-cell office:value-type="float" office:value="0.347107023175917" calcext:value-type="float">
            <text:p>0.347107023175917</text:p>
          </table:table-cell>
          <table:table-cell office:value-type="float" office:value="0.269055071266686" calcext:value-type="float">
            <text:p>0.269055071266686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329336762575112" calcext:value-type="float">
            <text:p>0.329336762575112</text:p>
          </table:table-cell>
          <table:table-cell office:value-type="float" office:value="0.233782716572846" calcext:value-type="float">
            <text:p>0.233782716572846</text:p>
          </table:table-cell>
          <table:table-cell office:value-type="float" office:value="0.424890808577377" calcext:value-type="float">
            <text:p>0.424890808577377</text:p>
          </table:table-cell>
          <table:table-cell office:value-type="float" office:value="1.39004589220876" calcext:value-type="float">
            <text:p>1.39004589220876</text:p>
          </table:table-cell>
          <table:table-cell office:value-type="float" office:value="1.26336995302929" calcext:value-type="float">
            <text:p>1.26336995302929</text:p>
          </table:table-cell>
          <table:table-cell office:value-type="float" office:value="1.52942341062757" calcext:value-type="float">
            <text:p>1.52942341062757</text:p>
          </table:table-cell>
          <table:table-cell office:value-type="float" office:value="-0.390045892208762" calcext:value-type="float">
            <text:p>-0.390045892208762</text:p>
          </table:table-cell>
          <table:table-cell office:value-type="float" office:value="-0.263369953029294" calcext:value-type="float">
            <text:p>-0.263369953029294</text:p>
          </table:table-cell>
          <table:table-cell office:value-type="float" office:value="-0.529423410627569" calcext:value-type="float">
            <text:p>-0.52942341062756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456967303485467" calcext:value-type="float">
            <text:p>-0.456967303485467</text:p>
          </table:table-cell>
          <table:table-cell office:value-type="float" office:value="-0.581206583387702" calcext:value-type="float">
            <text:p>-0.581206583387702</text:p>
          </table:table-cell>
          <table:table-cell office:value-type="float" office:value="-0.332728023583233" calcext:value-type="float">
            <text:p>-0.332728023583233</text:p>
          </table:table-cell>
          <table:table-cell office:value-type="float" office:value="0.633201043191409" calcext:value-type="float">
            <text:p>0.633201043191409</text:p>
          </table:table-cell>
          <table:table-cell office:value-type="float" office:value="0.559223209895824" calcext:value-type="float">
            <text:p>0.559223209895824</text:p>
          </table:table-cell>
          <table:table-cell office:value-type="float" office:value="0.716965165257319" calcext:value-type="float">
            <text:p>0.716965165257319</text:p>
          </table:table-cell>
          <table:table-cell office:value-type="float" office:value="0.366798956808591" calcext:value-type="float">
            <text:p>0.366798956808591</text:p>
          </table:table-cell>
          <table:table-cell office:value-type="float" office:value="0.440776790104176" calcext:value-type="float">
            <text:p>0.440776790104176</text:p>
          </table:table-cell>
          <table:table-cell office:value-type="float" office:value="0.283034834742681" calcext:value-type="float">
            <text:p>0.283034834742681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18095376130742" calcext:value-type="float">
            <text:p>-0.318095376130742</text:p>
          </table:table-cell>
          <table:table-cell office:value-type="float" office:value="-0.428785162593091" calcext:value-type="float">
            <text:p>-0.428785162593091</text:p>
          </table:table-cell>
          <table:table-cell office:value-type="float" office:value="-0.207405589668394" calcext:value-type="float">
            <text:p>-0.207405589668394</text:p>
          </table:table-cell>
          <table:table-cell office:value-type="float" office:value="0.727533395785172" calcext:value-type="float">
            <text:p>0.727533395785172</text:p>
          </table:table-cell>
          <table:table-cell office:value-type="float" office:value="0.651299837719957" calcext:value-type="float">
            <text:p>0.651299837719957</text:p>
          </table:table-cell>
          <table:table-cell office:value-type="float" office:value="0.812689964480372" calcext:value-type="float">
            <text:p>0.812689964480372</text:p>
          </table:table-cell>
          <table:table-cell office:value-type="float" office:value="0.272466604214828" calcext:value-type="float">
            <text:p>0.272466604214828</text:p>
          </table:table-cell>
          <table:table-cell office:value-type="float" office:value="0.348700162280043" calcext:value-type="float">
            <text:p>0.348700162280043</text:p>
          </table:table-cell>
          <table:table-cell office:value-type="float" office:value="0.187310035519628" calcext:value-type="float">
            <text:p>0.18731003551962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0840884159727609" calcext:value-type="float">
            <text:p>-0.0840884159727609</text:p>
          </table:table-cell>
          <table:table-cell office:value-type="float" office:value="-0.16045985819237" calcext:value-type="float">
            <text:p>-0.16045985819237</text:p>
          </table:table-cell>
          <table:table-cell office:value-type="float" office:value="-0.00771697375315178" calcext:value-type="float">
            <text:p>-0.00771697375315178</text:p>
          </table:table-cell>
          <table:table-cell office:value-type="float" office:value="0.919349967279898" calcext:value-type="float">
            <text:p>0.919349967279898</text:p>
          </table:table-cell>
          <table:table-cell office:value-type="float" office:value="0.851752013751203" calcext:value-type="float">
            <text:p>0.851752013751203</text:p>
          </table:table-cell>
          <table:table-cell office:value-type="float" office:value="0.99231272564321" calcext:value-type="float">
            <text:p>0.99231272564321</text:p>
          </table:table-cell>
          <table:table-cell office:value-type="float" office:value="0.080650032720102" calcext:value-type="float">
            <text:p>0.080650032720102</text:p>
          </table:table-cell>
          <table:table-cell office:value-type="float" office:value="0.148247986248797" calcext:value-type="float">
            <text:p>0.148247986248797</text:p>
          </table:table-cell>
          <table:table-cell office:value-type="float" office:value="0.00768727435678962" calcext:value-type="float">
            <text:p>0.00768727435678962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158656293338065" calcext:value-type="float">
            <text:p>-0.0158656293338065</text:p>
          </table:table-cell>
          <table:table-cell office:value-type="float" office:value="-0.0777496539811339" calcext:value-type="float">
            <text:p>-0.0777496539811339</text:p>
          </table:table-cell>
          <table:table-cell office:value-type="float" office:value="0.046018395313521" calcext:value-type="float">
            <text:p>0.046018395313521</text:p>
          </table:table-cell>
          <table:table-cell office:value-type="float" office:value="0.984259566783742" calcext:value-type="float">
            <text:p>0.984259566783742</text:p>
          </table:table-cell>
          <table:table-cell office:value-type="float" office:value="0.925196016692944" calcext:value-type="float">
            <text:p>0.925196016692944</text:p>
          </table:table-cell>
          <table:table-cell office:value-type="float" office:value="1.04709367239617" calcext:value-type="float">
            <text:p>1.04709367239617</text:p>
          </table:table-cell>
          <table:table-cell office:value-type="float" office:value="0.0157404332162583" calcext:value-type="float">
            <text:p>0.0157404332162583</text:p>
          </table:table-cell>
          <table:table-cell office:value-type="float" office:value="0.0748039833070564" calcext:value-type="float">
            <text:p>0.0748039833070564</text:p>
          </table:table-cell>
          <table:table-cell office:value-type="float" office:value="-0.0470936723961661" calcext:value-type="float">
            <text:p>-0.047093672396166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55161874821334" calcext:value-type="float">
            <text:p>0.255161874821334</text:p>
          </table:table-cell>
          <table:table-cell office:value-type="float" office:value="0.158245632264397" calcext:value-type="float">
            <text:p>0.158245632264397</text:p>
          </table:table-cell>
          <table:table-cell office:value-type="float" office:value="0.352078117378271" calcext:value-type="float">
            <text:p>0.352078117378271</text:p>
          </table:table-cell>
          <table:table-cell office:value-type="float" office:value="1.2906705310254" calcext:value-type="float">
            <text:p>1.2906705310254</text:p>
          </table:table-cell>
          <table:table-cell office:value-type="float" office:value="1.17145390624623" calcext:value-type="float">
            <text:p>1.17145390624623</text:p>
          </table:table-cell>
          <table:table-cell office:value-type="float" office:value="1.42201960382318" calcext:value-type="float">
            <text:p>1.42201960382318</text:p>
          </table:table-cell>
          <table:table-cell office:value-type="float" office:value="-0.290670531025398" calcext:value-type="float">
            <text:p>-0.290670531025398</text:p>
          </table:table-cell>
          <table:table-cell office:value-type="float" office:value="-0.171453906246233" calcext:value-type="float">
            <text:p>-0.171453906246233</text:p>
          </table:table-cell>
          <table:table-cell office:value-type="float" office:value="-0.422019603823179" calcext:value-type="float">
            <text:p>-0.422019603823179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390170095185007" calcext:value-type="float">
            <text:p>0.390170095185007</text:p>
          </table:table-cell>
          <table:table-cell office:value-type="float" office:value="0.192157523056826" calcext:value-type="float">
            <text:p>0.192157523056826</text:p>
          </table:table-cell>
          <table:table-cell office:value-type="float" office:value="0.588182667313187" calcext:value-type="float">
            <text:p>0.588182667313187</text:p>
          </table:table-cell>
          <table:table-cell office:value-type="float" office:value="1.47723204257152" calcext:value-type="float">
            <text:p>1.47723204257152</text:p>
          </table:table-cell>
          <table:table-cell office:value-type="float" office:value="1.21186139804229" calcext:value-type="float">
            <text:p>1.21186139804229</text:p>
          </table:table-cell>
          <table:table-cell office:value-type="float" office:value="1.80071294549467" calcext:value-type="float">
            <text:p>1.80071294549467</text:p>
          </table:table-cell>
          <table:table-cell office:value-type="float" office:value="-0.47723204257152" calcext:value-type="float">
            <text:p>-0.47723204257152</text:p>
          </table:table-cell>
          <table:table-cell office:value-type="float" office:value="-0.21186139804229" calcext:value-type="float">
            <text:p>-0.21186139804229</text:p>
          </table:table-cell>
          <table:table-cell office:value-type="float" office:value="-0.800712945494673" calcext:value-type="float">
            <text:p>-0.80071294549467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826785115113026" calcext:value-type="float">
            <text:p>0.826785115113026</text:p>
          </table:table-cell>
          <table:table-cell office:value-type="float" office:value="0.42420886284374" calcext:value-type="float">
            <text:p>0.42420886284374</text:p>
          </table:table-cell>
          <table:table-cell office:value-type="float" office:value="1.22936136738231" calcext:value-type="float">
            <text:p>1.22936136738231</text:p>
          </table:table-cell>
          <table:table-cell office:value-type="float" office:value="2.28595782309566" calcext:value-type="float">
            <text:p>2.28595782309566</text:p>
          </table:table-cell>
          <table:table-cell office:value-type="float" office:value="1.52838078240611" calcext:value-type="float">
            <text:p>1.52838078240611</text:p>
          </table:table-cell>
          <table:table-cell office:value-type="float" office:value="3.41904532504371" calcext:value-type="float">
            <text:p>3.41904532504371</text:p>
          </table:table-cell>
          <table:table-cell office:value-type="float" office:value="-1.28595782309566" calcext:value-type="float">
            <text:p>-1.28595782309566</text:p>
          </table:table-cell>
          <table:table-cell office:value-type="float" office:value="-0.528380782406106" calcext:value-type="float">
            <text:p>-0.528380782406106</text:p>
          </table:table-cell>
          <table:table-cell office:value-type="float" office:value="-2.41904532504371" calcext:value-type="float">
            <text:p>-2.41904532504371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9004858217607" calcext:value-type="float">
            <text:p>1.59004858217607</text:p>
          </table:table-cell>
          <table:table-cell office:value-type="float" office:value="-0.372075481245727" calcext:value-type="float">
            <text:p>-0.372075481245727</text:p>
          </table:table-cell>
          <table:table-cell office:value-type="float" office:value="3.55217264559787" calcext:value-type="float">
            <text:p>3.55217264559787</text:p>
          </table:table-cell>
          <table:table-cell office:value-type="float" office:value="4.90398716890753" calcext:value-type="float">
            <text:p>4.90398716890753</text:p>
          </table:table-cell>
          <table:table-cell office:value-type="float" office:value="0.68930221117097" calcext:value-type="float">
            <text:p>0.68930221117097</text:p>
          </table:table-cell>
          <table:table-cell office:value-type="float" office:value="34.8890367143255" calcext:value-type="float">
            <text:p>34.8890367143255</text:p>
          </table:table-cell>
          <table:table-cell office:value-type="float" office:value="-3.90398716890753" calcext:value-type="float">
            <text:p>-3.90398716890753</text:p>
          </table:table-cell>
          <table:table-cell office:value-type="float" office:value="0.31069778882903" calcext:value-type="float">
            <text:p>0.31069778882903</text:p>
          </table:table-cell>
          <table:table-cell office:value-type="float" office:value="-33.8890367143255" calcext:value-type="float">
            <text:p>-33.8890367143255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34816155773885" calcext:value-type="float">
            <text:p>-1.34816155773885</text:p>
          </table:table-cell>
          <table:table-cell office:value-type="float" office:value="-1.47695976693605" calcext:value-type="float">
            <text:p>-1.47695976693605</text:p>
          </table:table-cell>
          <table:table-cell office:value-type="float" office:value="-1.21936334854166" calcext:value-type="float">
            <text:p>-1.21936334854166</text:p>
          </table:table-cell>
          <table:table-cell office:value-type="float" office:value="0.259717297264634" calcext:value-type="float">
            <text:p>0.259717297264634</text:p>
          </table:table-cell>
          <table:table-cell office:value-type="float" office:value="0.228330813107109" calcext:value-type="float">
            <text:p>0.228330813107109</text:p>
          </table:table-cell>
          <table:table-cell office:value-type="float" office:value="0.295418185485128" calcext:value-type="float">
            <text:p>0.295418185485128</text:p>
          </table:table-cell>
          <table:table-cell office:value-type="float" office:value="0.740282702735366" calcext:value-type="float">
            <text:p>0.740282702735366</text:p>
          </table:table-cell>
          <table:table-cell office:value-type="float" office:value="0.771669186892891" calcext:value-type="float">
            <text:p>0.771669186892891</text:p>
          </table:table-cell>
          <table:table-cell office:value-type="float" office:value="0.704581814514872" calcext:value-type="float">
            <text:p>0.704581814514872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55246447956267" calcext:value-type="float">
            <text:p>-0.855246447956267</text:p>
          </table:table-cell>
          <table:table-cell office:value-type="float" office:value="-0.984250091244282" calcext:value-type="float">
            <text:p>-0.984250091244282</text:p>
          </table:table-cell>
          <table:table-cell office:value-type="float" office:value="-0.726242804668252" calcext:value-type="float">
            <text:p>-0.726242804668252</text:p>
          </table:table-cell>
          <table:table-cell office:value-type="float" office:value="0.425178393823063" calcext:value-type="float">
            <text:p>0.425178393823063</text:p>
          </table:table-cell>
          <table:table-cell office:value-type="float" office:value="0.373719377313151" calcext:value-type="float">
            <text:p>0.373719377313151</text:p>
          </table:table-cell>
          <table:table-cell office:value-type="float" office:value="0.483723022000225" calcext:value-type="float">
            <text:p>0.483723022000225</text:p>
          </table:table-cell>
          <table:table-cell office:value-type="float" office:value="0.574821606176937" calcext:value-type="float">
            <text:p>0.574821606176937</text:p>
          </table:table-cell>
          <table:table-cell office:value-type="float" office:value="0.626280622686849" calcext:value-type="float">
            <text:p>0.626280622686849</text:p>
          </table:table-cell>
          <table:table-cell office:value-type="float" office:value="0.516276977999775" calcext:value-type="float">
            <text:p>0.516276977999775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07652722522271" calcext:value-type="float">
            <text:p>-0.607652722522271</text:p>
          </table:table-cell>
          <table:table-cell office:value-type="float" office:value="-0.96892707783718" calcext:value-type="float">
            <text:p>-0.96892707783718</text:p>
          </table:table-cell>
          <table:table-cell office:value-type="float" office:value="-0.246378367207362" calcext:value-type="float">
            <text:p>-0.246378367207362</text:p>
          </table:table-cell>
          <table:table-cell office:value-type="float" office:value="0.544627762357129" calcext:value-type="float">
            <text:p>0.544627762357129</text:p>
          </table:table-cell>
          <table:table-cell office:value-type="float" office:value="0.379489982967573" calcext:value-type="float">
            <text:p>0.379489982967573</text:p>
          </table:table-cell>
          <table:table-cell office:value-type="float" office:value="0.781626427160474" calcext:value-type="float">
            <text:p>0.781626427160474</text:p>
          </table:table-cell>
          <table:table-cell office:value-type="float" office:value="0.455372237642871" calcext:value-type="float">
            <text:p>0.455372237642871</text:p>
          </table:table-cell>
          <table:table-cell office:value-type="float" office:value="0.620510017032427" calcext:value-type="float">
            <text:p>0.620510017032427</text:p>
          </table:table-cell>
          <table:table-cell office:value-type="float" office:value="0.218373572839526" calcext:value-type="float">
            <text:p>0.218373572839526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1.31611794027808" calcext:value-type="float">
            <text:p>-1.31611794027808</text:p>
          </table:table-cell>
          <table:table-cell office:value-type="float" office:value="-1.62803727651155" calcext:value-type="float">
            <text:p>-1.62803727651155</text:p>
          </table:table-cell>
          <table:table-cell office:value-type="float" office:value="-1.00419860404461" calcext:value-type="float">
            <text:p>-1.00419860404461</text:p>
          </table:table-cell>
          <table:table-cell office:value-type="float" office:value="0.268174352685481" calcext:value-type="float">
            <text:p>0.268174352685481</text:p>
          </table:table-cell>
          <table:table-cell office:value-type="float" office:value="0.196314507339286" calcext:value-type="float">
            <text:p>0.196314507339286</text:p>
          </table:table-cell>
          <table:table-cell office:value-type="float" office:value="0.366338099068671" calcext:value-type="float">
            <text:p>0.366338099068671</text:p>
          </table:table-cell>
          <table:table-cell office:value-type="float" office:value="0.731825647314519" calcext:value-type="float">
            <text:p>0.731825647314519</text:p>
          </table:table-cell>
          <table:table-cell office:value-type="float" office:value="0.803685492660714" calcext:value-type="float">
            <text:p>0.803685492660714</text:p>
          </table:table-cell>
          <table:table-cell office:value-type="float" office:value="0.633661900931329" calcext:value-type="float">
            <text:p>0.633661900931329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5835912314512" calcext:value-type="float">
            <text:p>-1.55835912314512</text:p>
          </table:table-cell>
          <table:table-cell office:value-type="float" office:value="-1.72369935742912" calcext:value-type="float">
            <text:p>-1.72369935742912</text:p>
          </table:table-cell>
          <table:table-cell office:value-type="float" office:value="-1.39301888886113" calcext:value-type="float">
            <text:p>-1.39301888886113</text:p>
          </table:table-cell>
          <table:table-cell office:value-type="float" office:value="0.210481161664421" calcext:value-type="float">
            <text:p>0.210481161664421</text:p>
          </table:table-cell>
          <table:table-cell office:value-type="float" office:value="0.178404941999479" calcext:value-type="float">
            <text:p>0.178404941999479</text:p>
          </table:table-cell>
          <table:table-cell office:value-type="float" office:value="0.248324507825202" calcext:value-type="float">
            <text:p>0.248324507825202</text:p>
          </table:table-cell>
          <table:table-cell office:value-type="float" office:value="0.789518838335579" calcext:value-type="float">
            <text:p>0.789518838335579</text:p>
          </table:table-cell>
          <table:table-cell office:value-type="float" office:value="0.821595058000521" calcext:value-type="float">
            <text:p>0.821595058000521</text:p>
          </table:table-cell>
          <table:table-cell office:value-type="float" office:value="0.751675492174798" calcext:value-type="float">
            <text:p>0.751675492174798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618142267975015" calcext:value-type="float">
            <text:p>-0.618142267975015</text:p>
          </table:table-cell>
          <table:table-cell office:value-type="float" office:value="-0.751441712945359" calcext:value-type="float">
            <text:p>-0.751441712945359</text:p>
          </table:table-cell>
          <table:table-cell office:value-type="float" office:value="-0.484842823004672" calcext:value-type="float">
            <text:p>-0.484842823004672</text:p>
          </table:table-cell>
          <table:table-cell office:value-type="float" office:value="0.538944723047537" calcext:value-type="float">
            <text:p>0.538944723047537</text:p>
          </table:table-cell>
          <table:table-cell office:value-type="float" office:value="0.471686026446632" calcext:value-type="float">
            <text:p>0.471686026446632</text:p>
          </table:table-cell>
          <table:table-cell office:value-type="float" office:value="0.615793977805382" calcext:value-type="float">
            <text:p>0.615793977805382</text:p>
          </table:table-cell>
          <table:table-cell office:value-type="float" office:value="0.461055276952463" calcext:value-type="float">
            <text:p>0.461055276952463</text:p>
          </table:table-cell>
          <table:table-cell office:value-type="float" office:value="0.528313973553368" calcext:value-type="float">
            <text:p>0.528313973553368</text:p>
          </table:table-cell>
          <table:table-cell office:value-type="float" office:value="0.384206022194618" calcext:value-type="float">
            <text:p>0.384206022194618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12242962431599" calcext:value-type="float">
            <text:p>-0.312242962431599</text:p>
          </table:table-cell>
          <table:table-cell office:value-type="float" office:value="-0.437142683567427" calcext:value-type="float">
            <text:p>-0.437142683567427</text:p>
          </table:table-cell>
          <table:table-cell office:value-type="float" office:value="-0.187343241295772" calcext:value-type="float">
            <text:p>-0.187343241295772</text:p>
          </table:table-cell>
          <table:table-cell office:value-type="float" office:value="0.731803705819286" calcext:value-type="float">
            <text:p>0.731803705819286</text:p>
          </table:table-cell>
          <table:table-cell office:value-type="float" office:value="0.645879268477559" calcext:value-type="float">
            <text:p>0.645879268477559</text:p>
          </table:table-cell>
          <table:table-cell office:value-type="float" office:value="0.829159085897253" calcext:value-type="float">
            <text:p>0.829159085897253</text:p>
          </table:table-cell>
          <table:table-cell office:value-type="float" office:value="0.268196294180714" calcext:value-type="float">
            <text:p>0.268196294180714</text:p>
          </table:table-cell>
          <table:table-cell office:value-type="float" office:value="0.354120731522441" calcext:value-type="float">
            <text:p>0.354120731522441</text:p>
          </table:table-cell>
          <table:table-cell office:value-type="float" office:value="0.170840914102747" calcext:value-type="float">
            <text:p>0.170840914102747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246869455870421" calcext:value-type="float">
            <text:p>-0.0246869455870421</text:p>
          </table:table-cell>
          <table:table-cell office:value-type="float" office:value="-0.240703678049957" calcext:value-type="float">
            <text:p>-0.240703678049957</text:p>
          </table:table-cell>
          <table:table-cell office:value-type="float" office:value="0.191329786875873" calcext:value-type="float">
            <text:p>0.191329786875873</text:p>
          </table:table-cell>
          <table:table-cell office:value-type="float" office:value="0.975615284896963" calcext:value-type="float">
            <text:p>0.975615284896963</text:p>
          </table:table-cell>
          <table:table-cell office:value-type="float" office:value="0.786074523015989" calcext:value-type="float">
            <text:p>0.786074523015989</text:p>
          </table:table-cell>
          <table:table-cell office:value-type="float" office:value="1.21085871155402" calcext:value-type="float">
            <text:p>1.21085871155402</text:p>
          </table:table-cell>
          <table:table-cell office:value-type="float" office:value="0.0243847151030372" calcext:value-type="float">
            <text:p>0.0243847151030372</text:p>
          </table:table-cell>
          <table:table-cell office:value-type="float" office:value="0.213925476984011" calcext:value-type="float">
            <text:p>0.213925476984011</text:p>
          </table:table-cell>
          <table:table-cell office:value-type="float" office:value="-0.210858711554021" calcext:value-type="float">
            <text:p>-0.21085871155402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320004037135062" calcext:value-type="float">
            <text:p>0.320004037135062</text:p>
          </table:table-cell>
          <table:table-cell office:value-type="float" office:value="-0.0902820511884106" calcext:value-type="float">
            <text:p>-0.0902820511884106</text:p>
          </table:table-cell>
          <table:table-cell office:value-type="float" office:value="0.730290125458535" calcext:value-type="float">
            <text:p>0.730290125458535</text:p>
          </table:table-cell>
          <table:table-cell office:value-type="float" office:value="1.37713332399796" calcext:value-type="float">
            <text:p>1.37713332399796</text:p>
          </table:table-cell>
          <table:table-cell office:value-type="float" office:value="0.913673446243805" calcext:value-type="float">
            <text:p>0.913673446243805</text:p>
          </table:table-cell>
          <table:table-cell office:value-type="float" office:value="2.07568272872802" calcext:value-type="float">
            <text:p>2.07568272872802</text:p>
          </table:table-cell>
          <table:table-cell office:value-type="float" office:value="-0.377133323997962" calcext:value-type="float">
            <text:p>-0.377133323997962</text:p>
          </table:table-cell>
          <table:table-cell office:value-type="float" office:value="0.0863265537561949" calcext:value-type="float">
            <text:p>0.0863265537561949</text:p>
          </table:table-cell>
          <table:table-cell office:value-type="float" office:value="-1.07568272872802" calcext:value-type="float">
            <text:p>-1.07568272872802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231913676843538" calcext:value-type="float">
            <text:p>-0.231913676843538</text:p>
          </table:table-cell>
          <table:table-cell office:value-type="float" office:value="-1.61849095953599" calcext:value-type="float">
            <text:p>-1.61849095953599</text:p>
          </table:table-cell>
          <table:table-cell office:value-type="float" office:value="1.15466360584891" calcext:value-type="float">
            <text:p>1.15466360584891</text:p>
          </table:table-cell>
          <table:table-cell office:value-type="float" office:value="0.79301457587343" calcext:value-type="float">
            <text:p>0.79301457587343</text:p>
          </table:table-cell>
          <table:table-cell office:value-type="float" office:value="0.198197561669461" calcext:value-type="float">
            <text:p>0.198197561669461</text:p>
          </table:table-cell>
          <table:table-cell office:value-type="float" office:value="3.17295587418226" calcext:value-type="float">
            <text:p>3.17295587418226</text:p>
          </table:table-cell>
          <table:table-cell office:value-type="float" office:value="0.20698542412657" calcext:value-type="float">
            <text:p>0.20698542412657</text:p>
          </table:table-cell>
          <table:table-cell office:value-type="float" office:value="0.801802438330539" calcext:value-type="float">
            <text:p>0.801802438330539</text:p>
          </table:table-cell>
          <table:table-cell office:value-type="float" office:value="-2.17295587418226" calcext:value-type="float">
            <text:p>-2.17295587418226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75151635240678" calcext:value-type="float">
            <text:p>-0.875151635240678</text:p>
          </table:table-cell>
          <table:table-cell office:value-type="float" office:value="-1.01130754896888" calcext:value-type="float">
            <text:p>-1.01130754896888</text:p>
          </table:table-cell>
          <table:table-cell office:value-type="float" office:value="-0.738995721512478" calcext:value-type="float">
            <text:p>-0.738995721512478</text:p>
          </table:table-cell>
          <table:table-cell office:value-type="float" office:value="0.416798813498088" calcext:value-type="float">
            <text:p>0.416798813498088</text:p>
          </table:table-cell>
          <table:table-cell office:value-type="float" office:value="0.363743056634418" calcext:value-type="float">
            <text:p>0.363743056634418</text:p>
          </table:table-cell>
          <table:table-cell office:value-type="float" office:value="0.477593311445704" calcext:value-type="float">
            <text:p>0.477593311445704</text:p>
          </table:table-cell>
          <table:table-cell office:value-type="float" office:value="0.583201186501912" calcext:value-type="float">
            <text:p>0.583201186501912</text:p>
          </table:table-cell>
          <table:table-cell office:value-type="float" office:value="0.636256943365582" calcext:value-type="float">
            <text:p>0.636256943365582</text:p>
          </table:table-cell>
          <table:table-cell office:value-type="float" office:value="0.522406688554296" calcext:value-type="float">
            <text:p>0.52240668855429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620924121601338" calcext:value-type="float">
            <text:p>-0.620924121601338</text:p>
          </table:table-cell>
          <table:table-cell office:value-type="float" office:value="-0.873403713883165" calcext:value-type="float">
            <text:p>-0.873403713883165</text:p>
          </table:table-cell>
          <table:table-cell office:value-type="float" office:value="-0.368444529319511" calcext:value-type="float">
            <text:p>-0.368444529319511</text:p>
          </table:table-cell>
          <table:table-cell office:value-type="float" office:value="0.537447541151305" calcext:value-type="float">
            <text:p>0.537447541151305</text:p>
          </table:table-cell>
          <table:table-cell office:value-type="float" office:value="0.417527982125048" calcext:value-type="float">
            <text:p>0.417527982125048</text:p>
          </table:table-cell>
          <table:table-cell office:value-type="float" office:value="0.691809583682164" calcext:value-type="float">
            <text:p>0.691809583682164</text:p>
          </table:table-cell>
          <table:table-cell office:value-type="float" office:value="0.462552458848695" calcext:value-type="float">
            <text:p>0.462552458848695</text:p>
          </table:table-cell>
          <table:table-cell office:value-type="float" office:value="0.582472017874952" calcext:value-type="float">
            <text:p>0.582472017874952</text:p>
          </table:table-cell>
          <table:table-cell office:value-type="float" office:value="0.308190416317836" calcext:value-type="float">
            <text:p>0.308190416317836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20468247045359" calcext:value-type="float">
            <text:p>-0.220468247045359</text:p>
          </table:table-cell>
          <table:table-cell office:value-type="float" office:value="-0.914405751481253" calcext:value-type="float">
            <text:p>-0.914405751481253</text:p>
          </table:table-cell>
          <table:table-cell office:value-type="float" office:value="0.473469257390535" calcext:value-type="float">
            <text:p>0.473469257390535</text:p>
          </table:table-cell>
          <table:table-cell office:value-type="float" office:value="0.802143108871006" calcext:value-type="float">
            <text:p>0.802143108871006</text:p>
          </table:table-cell>
          <table:table-cell office:value-type="float" office:value="0.400754703234096" calcext:value-type="float">
            <text:p>0.400754703234096</text:p>
          </table:table-cell>
          <table:table-cell office:value-type="float" office:value="1.60555462460384" calcext:value-type="float">
            <text:p>1.60555462460384</text:p>
          </table:table-cell>
          <table:table-cell office:value-type="float" office:value="0.197856891128994" calcext:value-type="float">
            <text:p>0.197856891128994</text:p>
          </table:table-cell>
          <table:table-cell office:value-type="float" office:value="0.599245296765904" calcext:value-type="float">
            <text:p>0.599245296765904</text:p>
          </table:table-cell>
          <table:table-cell office:value-type="float" office:value="-0.60555462460384" calcext:value-type="float">
            <text:p>-0.6055546246038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48904160654404" calcext:value-type="float">
            <text:p>-0.248904160654404</text:p>
          </table:table-cell>
          <table:table-cell office:value-type="float" office:value="-0.577645790043349" calcext:value-type="float">
            <text:p>-0.577645790043349</text:p>
          </table:table-cell>
          <table:table-cell office:value-type="float" office:value="0.0798374687345405" calcext:value-type="float">
            <text:p>0.0798374687345405</text:p>
          </table:table-cell>
          <table:table-cell office:value-type="float" office:value="0.779654691399595" calcext:value-type="float">
            <text:p>0.779654691399595</text:p>
          </table:table-cell>
          <table:table-cell office:value-type="float" office:value="0.561218037656593" calcext:value-type="float">
            <text:p>0.561218037656593</text:p>
          </table:table-cell>
          <table:table-cell office:value-type="float" office:value="1.0831110139645" calcext:value-type="float">
            <text:p>1.0831110139645</text:p>
          </table:table-cell>
          <table:table-cell office:value-type="float" office:value="0.220345308600405" calcext:value-type="float">
            <text:p>0.220345308600405</text:p>
          </table:table-cell>
          <table:table-cell office:value-type="float" office:value="0.438781962343407" calcext:value-type="float">
            <text:p>0.438781962343407</text:p>
          </table:table-cell>
          <table:table-cell office:value-type="float" office:value="-0.083111013964497" calcext:value-type="float">
            <text:p>-0.083111013964497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117115436413987" calcext:value-type="float">
            <text:p>-0.117115436413987</text:p>
          </table:table-cell>
          <table:table-cell office:value-type="float" office:value="-0.262042407439123" calcext:value-type="float">
            <text:p>-0.262042407439123</text:p>
          </table:table-cell>
          <table:table-cell office:value-type="float" office:value="0.0278115346111495" calcext:value-type="float">
            <text:p>0.0278115346111495</text:p>
          </table:table-cell>
          <table:table-cell office:value-type="float" office:value="0.889482508565662" calcext:value-type="float">
            <text:p>0.889482508565662</text:p>
          </table:table-cell>
          <table:table-cell office:value-type="float" office:value="0.769478391407614" calcext:value-type="float">
            <text:p>0.769478391407614</text:p>
          </table:table-cell>
          <table:table-cell office:value-type="float" office:value="1.02820188569162" calcext:value-type="float">
            <text:p>1.02820188569162</text:p>
          </table:table-cell>
          <table:table-cell office:value-type="float" office:value="0.110517491434338" calcext:value-type="float">
            <text:p>0.110517491434338</text:p>
          </table:table-cell>
          <table:table-cell office:value-type="float" office:value="0.230521608592386" calcext:value-type="float">
            <text:p>0.230521608592386</text:p>
          </table:table-cell>
          <table:table-cell office:value-type="float" office:value="-0.0282018856916184" calcext:value-type="float">
            <text:p>-0.0282018856916184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786250032187051" calcext:value-type="float">
            <text:p>0.0786250032187051</text:p>
          </table:table-cell>
          <table:table-cell office:value-type="float" office:value="-0.0605767707556042" calcext:value-type="float">
            <text:p>-0.0605767707556042</text:p>
          </table:table-cell>
          <table:table-cell office:value-type="float" office:value="0.217826777193014" calcext:value-type="float">
            <text:p>0.217826777193014</text:p>
          </table:table-cell>
          <table:table-cell office:value-type="float" office:value="1.08179857501451" calcext:value-type="float">
            <text:p>1.08179857501451</text:p>
          </table:table-cell>
          <table:table-cell office:value-type="float" office:value="0.941221507958316" calcext:value-type="float">
            <text:p>0.941221507958316</text:p>
          </table:table-cell>
          <table:table-cell office:value-type="float" office:value="1.24337166863302" calcext:value-type="float">
            <text:p>1.24337166863302</text:p>
          </table:table-cell>
          <table:table-cell office:value-type="float" office:value="-0.0817985750145096" calcext:value-type="float">
            <text:p>-0.0817985750145096</text:p>
          </table:table-cell>
          <table:table-cell office:value-type="float" office:value="0.0587784920416838" calcext:value-type="float">
            <text:p>0.0587784920416838</text:p>
          </table:table-cell>
          <table:table-cell office:value-type="float" office:value="-0.243371668633025" calcext:value-type="float">
            <text:p>-0.243371668633025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223604416541962" calcext:value-type="float">
            <text:p>0.223604416541962</text:p>
          </table:table-cell>
          <table:table-cell office:value-type="float" office:value="0.0731799493345872" calcext:value-type="float">
            <text:p>0.0731799493345872</text:p>
          </table:table-cell>
          <table:table-cell office:value-type="float" office:value="0.374028883749337" calcext:value-type="float">
            <text:p>0.374028883749337</text:p>
          </table:table-cell>
          <table:table-cell office:value-type="float" office:value="1.25057621430306" calcext:value-type="float">
            <text:p>1.25057621430306</text:p>
          </table:table-cell>
          <table:table-cell office:value-type="float" office:value="1.07592413132709" calcext:value-type="float">
            <text:p>1.07592413132709</text:p>
          </table:table-cell>
          <table:table-cell office:value-type="float" office:value="1.45357913466589" calcext:value-type="float">
            <text:p>1.45357913466589</text:p>
          </table:table-cell>
          <table:table-cell office:value-type="float" office:value="-0.25057621430306" calcext:value-type="float">
            <text:p>-0.25057621430306</text:p>
          </table:table-cell>
          <table:table-cell office:value-type="float" office:value="-0.0759241313270869" calcext:value-type="float">
            <text:p>-0.0759241313270869</text:p>
          </table:table-cell>
          <table:table-cell office:value-type="float" office:value="-0.453579134665886" calcext:value-type="float">
            <text:p>-0.45357913466588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141790666017495" calcext:value-type="float">
            <text:p>0.141790666017495</text:p>
          </table:table-cell>
          <table:table-cell office:value-type="float" office:value="-0.104188072516913" calcext:value-type="float">
            <text:p>-0.104188072516913</text:p>
          </table:table-cell>
          <table:table-cell office:value-type="float" office:value="0.387769404551904" calcext:value-type="float">
            <text:p>0.387769404551904</text:p>
          </table:table-cell>
          <table:table-cell office:value-type="float" office:value="1.15233540032863" calcext:value-type="float">
            <text:p>1.15233540032863</text:p>
          </table:table-cell>
          <table:table-cell office:value-type="float" office:value="0.901055817648956" calcext:value-type="float">
            <text:p>0.901055817648956</text:p>
          </table:table-cell>
          <table:table-cell office:value-type="float" office:value="1.47368991891674" calcext:value-type="float">
            <text:p>1.47368991891674</text:p>
          </table:table-cell>
          <table:table-cell office:value-type="float" office:value="-0.15233540032863" calcext:value-type="float">
            <text:p>-0.15233540032863</text:p>
          </table:table-cell>
          <table:table-cell office:value-type="float" office:value="0.0989441823510436" calcext:value-type="float">
            <text:p>0.0989441823510436</text:p>
          </table:table-cell>
          <table:table-cell office:value-type="float" office:value="-0.473689918916736" calcext:value-type="float">
            <text:p>-0.47368991891673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0185227157315" calcext:value-type="float">
            <text:p>-3.40185227157315</text:p>
          </table:table-cell>
          <table:table-cell office:value-type="float" office:value="-3.61152581766221" calcext:value-type="float">
            <text:p>-3.61152581766221</text:p>
          </table:table-cell>
          <table:table-cell office:value-type="float" office:value="-3.19217872548409" calcext:value-type="float">
            <text:p>-3.19217872548409</text:p>
          </table:table-cell>
          <table:table-cell office:value-type="float" office:value="0.0333115108160866" calcext:value-type="float">
            <text:p>0.0333115108160866</text:p>
          </table:table-cell>
          <table:table-cell office:value-type="float" office:value="0.0270106021545631" calcext:value-type="float">
            <text:p>0.0270106021545631</text:p>
          </table:table-cell>
          <table:table-cell office:value-type="float" office:value="0.0410822663819359" calcext:value-type="float">
            <text:p>0.0410822663819359</text:p>
          </table:table-cell>
          <table:table-cell office:value-type="float" office:value="0.966688489183913" calcext:value-type="float">
            <text:p>0.966688489183913</text:p>
          </table:table-cell>
          <table:table-cell office:value-type="float" office:value="0.972989397845437" calcext:value-type="float">
            <text:p>0.972989397845437</text:p>
          </table:table-cell>
          <table:table-cell office:value-type="float" office:value="0.958917733618064" calcext:value-type="float">
            <text:p>0.958917733618064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544177915099" calcext:value-type="float">
            <text:p>-2.12544177915099</text:p>
          </table:table-cell>
          <table:table-cell office:value-type="float" office:value="-2.34678888992774" calcext:value-type="float">
            <text:p>-2.34678888992774</text:p>
          </table:table-cell>
          <table:table-cell office:value-type="float" office:value="-1.90409466837424" calcext:value-type="float">
            <text:p>-1.90409466837424</text:p>
          </table:table-cell>
          <table:table-cell office:value-type="float" office:value="0.119380216924478" calcext:value-type="float">
            <text:p>0.119380216924478</text:p>
          </table:table-cell>
          <table:table-cell office:value-type="float" office:value="0.0956758953062155" calcext:value-type="float">
            <text:p>0.0956758953062155</text:p>
          </table:table-cell>
          <table:table-cell office:value-type="float" office:value="0.148957437474951" calcext:value-type="float">
            <text:p>0.148957437474951</text:p>
          </table:table-cell>
          <table:table-cell office:value-type="float" office:value="0.880619783075522" calcext:value-type="float">
            <text:p>0.880619783075522</text:p>
          </table:table-cell>
          <table:table-cell office:value-type="float" office:value="0.904324104693785" calcext:value-type="float">
            <text:p>0.904324104693785</text:p>
          </table:table-cell>
          <table:table-cell office:value-type="float" office:value="0.851042562525049" calcext:value-type="float">
            <text:p>0.85104256252504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0278665030942" calcext:value-type="float">
            <text:p>-2.0278665030942</text:p>
          </table:table-cell>
          <table:table-cell office:value-type="float" office:value="-2.35088715023679" calcext:value-type="float">
            <text:p>-2.35088715023679</text:p>
          </table:table-cell>
          <table:table-cell office:value-type="float" office:value="-1.70484585595162" calcext:value-type="float">
            <text:p>-1.70484585595162</text:p>
          </table:table-cell>
          <table:table-cell office:value-type="float" office:value="0.131616024196277" calcext:value-type="float">
            <text:p>0.131616024196277</text:p>
          </table:table-cell>
          <table:table-cell office:value-type="float" office:value="0.0952845929590726" calcext:value-type="float">
            <text:p>0.0952845929590726</text:p>
          </table:table-cell>
          <table:table-cell office:value-type="float" office:value="0.181800407466458" calcext:value-type="float">
            <text:p>0.181800407466458</text:p>
          </table:table-cell>
          <table:table-cell office:value-type="float" office:value="0.868383975803723" calcext:value-type="float">
            <text:p>0.868383975803723</text:p>
          </table:table-cell>
          <table:table-cell office:value-type="float" office:value="0.904715407040927" calcext:value-type="float">
            <text:p>0.904715407040927</text:p>
          </table:table-cell>
          <table:table-cell office:value-type="float" office:value="0.818199592533542" calcext:value-type="float">
            <text:p>0.81819959253354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93912212977983" calcext:value-type="float">
            <text:p>-0.893912212977983</text:p>
          </table:table-cell>
          <table:table-cell office:value-type="float" office:value="-1.0057908439139" calcext:value-type="float">
            <text:p>-1.0057908439139</text:p>
          </table:table-cell>
          <table:table-cell office:value-type="float" office:value="-0.782033582042062" calcext:value-type="float">
            <text:p>-0.782033582042062</text:p>
          </table:table-cell>
          <table:table-cell office:value-type="float" office:value="0.409052318520152" calcext:value-type="float">
            <text:p>0.409052318520152</text:p>
          </table:table-cell>
          <table:table-cell office:value-type="float" office:value="0.365755265070592" calcext:value-type="float">
            <text:p>0.365755265070592</text:p>
          </table:table-cell>
          <table:table-cell office:value-type="float" office:value="0.457474752289397" calcext:value-type="float">
            <text:p>0.457474752289397</text:p>
          </table:table-cell>
          <table:table-cell office:value-type="float" office:value="0.590947681479848" calcext:value-type="float">
            <text:p>0.590947681479848</text:p>
          </table:table-cell>
          <table:table-cell office:value-type="float" office:value="0.634244734929408" calcext:value-type="float">
            <text:p>0.634244734929408</text:p>
          </table:table-cell>
          <table:table-cell office:value-type="float" office:value="0.542525247710603" calcext:value-type="float">
            <text:p>0.54252524771060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46011253155778" calcext:value-type="float">
            <text:p>-0.546011253155778</text:p>
          </table:table-cell>
          <table:table-cell office:value-type="float" office:value="-0.646104686768067" calcext:value-type="float">
            <text:p>-0.646104686768067</text:p>
          </table:table-cell>
          <table:table-cell office:value-type="float" office:value="-0.445917819543489" calcext:value-type="float">
            <text:p>-0.445917819543489</text:p>
          </table:table-cell>
          <table:table-cell office:value-type="float" office:value="0.579255712889333" calcext:value-type="float">
            <text:p>0.579255712889333</text:p>
          </table:table-cell>
          <table:table-cell office:value-type="float" office:value="0.524083274352247" calcext:value-type="float">
            <text:p>0.524083274352247</text:p>
          </table:table-cell>
          <table:table-cell office:value-type="float" office:value="0.640236384818126" calcext:value-type="float">
            <text:p>0.640236384818126</text:p>
          </table:table-cell>
          <table:table-cell office:value-type="float" office:value="0.420744287110667" calcext:value-type="float">
            <text:p>0.420744287110667</text:p>
          </table:table-cell>
          <table:table-cell office:value-type="float" office:value="0.475916725647753" calcext:value-type="float">
            <text:p>0.475916725647753</text:p>
          </table:table-cell>
          <table:table-cell office:value-type="float" office:value="0.359763615181874" calcext:value-type="float">
            <text:p>0.359763615181874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1408848967437" calcext:value-type="float">
            <text:p>-0.281408848967437</text:p>
          </table:table-cell>
          <table:table-cell office:value-type="float" office:value="-0.369381765159562" calcext:value-type="float">
            <text:p>-0.369381765159562</text:p>
          </table:table-cell>
          <table:table-cell office:value-type="float" office:value="-0.193435932775312" calcext:value-type="float">
            <text:p>-0.193435932775312</text:p>
          </table:table-cell>
          <table:table-cell office:value-type="float" office:value="0.754719706020578" calcext:value-type="float">
            <text:p>0.754719706020578</text:p>
          </table:table-cell>
          <table:table-cell office:value-type="float" office:value="0.691161498697524" calcext:value-type="float">
            <text:p>0.691161498697524</text:p>
          </table:table-cell>
          <table:table-cell office:value-type="float" office:value="0.824122633753744" calcext:value-type="float">
            <text:p>0.824122633753744</text:p>
          </table:table-cell>
          <table:table-cell office:value-type="float" office:value="0.245280293979422" calcext:value-type="float">
            <text:p>0.245280293979422</text:p>
          </table:table-cell>
          <table:table-cell office:value-type="float" office:value="0.308838501302476" calcext:value-type="float">
            <text:p>0.308838501302476</text:p>
          </table:table-cell>
          <table:table-cell office:value-type="float" office:value="0.175877366246256" calcext:value-type="float">
            <text:p>0.17587736624625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904771193389231" calcext:value-type="float">
            <text:p>-0.0904771193389231</text:p>
          </table:table-cell>
          <table:table-cell office:value-type="float" office:value="-0.173241046053656" calcext:value-type="float">
            <text:p>-0.173241046053656</text:p>
          </table:table-cell>
          <table:table-cell office:value-type="float" office:value="-0.00771319262418979" calcext:value-type="float">
            <text:p>-0.00771319262418979</text:p>
          </table:table-cell>
          <table:table-cell office:value-type="float" office:value="0.913495235036704" calcext:value-type="float">
            <text:p>0.913495235036704</text:p>
          </table:table-cell>
          <table:table-cell office:value-type="float" office:value="0.840934886376413" calcext:value-type="float">
            <text:p>0.840934886376413</text:p>
          </table:table-cell>
          <table:table-cell office:value-type="float" office:value="0.99231647771269" calcext:value-type="float">
            <text:p>0.99231647771269</text:p>
          </table:table-cell>
          <table:table-cell office:value-type="float" office:value="0.0865047649632956" calcext:value-type="float">
            <text:p>0.0865047649632956</text:p>
          </table:table-cell>
          <table:table-cell office:value-type="float" office:value="0.159065113623587" calcext:value-type="float">
            <text:p>0.159065113623587</text:p>
          </table:table-cell>
          <table:table-cell office:value-type="float" office:value="0.00768352228730984" calcext:value-type="float">
            <text:p>0.00768352228730984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05424932843372" calcext:value-type="float">
            <text:p>0.305424932843372</text:p>
          </table:table-cell>
          <table:table-cell office:value-type="float" office:value="0.233124173862679" calcext:value-type="float">
            <text:p>0.233124173862679</text:p>
          </table:table-cell>
          <table:table-cell office:value-type="float" office:value="0.377725691824066" calcext:value-type="float">
            <text:p>0.377725691824066</text:p>
          </table:table-cell>
          <table:table-cell office:value-type="float" office:value="1.35720160002497" calcext:value-type="float">
            <text:p>1.35720160002497</text:p>
          </table:table-cell>
          <table:table-cell office:value-type="float" office:value="1.26253824384455" calcext:value-type="float">
            <text:p>1.26253824384455</text:p>
          </table:table-cell>
          <table:table-cell office:value-type="float" office:value="1.45896268258876" calcext:value-type="float">
            <text:p>1.45896268258876</text:p>
          </table:table-cell>
          <table:table-cell office:value-type="float" office:value="-0.357201600024971" calcext:value-type="float">
            <text:p>-0.357201600024971</text:p>
          </table:table-cell>
          <table:table-cell office:value-type="float" office:value="-0.26253824384455" calcext:value-type="float">
            <text:p>-0.26253824384455</text:p>
          </table:table-cell>
          <table:table-cell office:value-type="float" office:value="-0.458962682588755" calcext:value-type="float">
            <text:p>-0.458962682588755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6784208512566" calcext:value-type="float">
            <text:p>0.356784208512566</text:p>
          </table:table-cell>
          <table:table-cell office:value-type="float" office:value="0.281738713382074" calcext:value-type="float">
            <text:p>0.281738713382074</text:p>
          </table:table-cell>
          <table:table-cell office:value-type="float" office:value="0.431829703643058" calcext:value-type="float">
            <text:p>0.431829703643058</text:p>
          </table:table-cell>
          <table:table-cell office:value-type="float" office:value="1.42872752934775" calcext:value-type="float">
            <text:p>1.42872752934775</text:p>
          </table:table-cell>
          <table:table-cell office:value-type="float" office:value="1.32543235700091" calcext:value-type="float">
            <text:p>1.32543235700091</text:p>
          </table:table-cell>
          <table:table-cell office:value-type="float" office:value="1.54007282403679" calcext:value-type="float">
            <text:p>1.54007282403679</text:p>
          </table:table-cell>
          <table:table-cell office:value-type="float" office:value="-0.428727529347749" calcext:value-type="float">
            <text:p>-0.428727529347749</text:p>
          </table:table-cell>
          <table:table-cell office:value-type="float" office:value="-0.325432357000906" calcext:value-type="float">
            <text:p>-0.325432357000906</text:p>
          </table:table-cell>
          <table:table-cell office:value-type="float" office:value="-0.54007282403679" calcext:value-type="float">
            <text:p>-0.54007282403679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38611031373464" calcext:value-type="float">
            <text:p>0.438611031373464</text:p>
          </table:table-cell>
          <table:table-cell office:value-type="float" office:value="0.364785925632149" calcext:value-type="float">
            <text:p>0.364785925632149</text:p>
          </table:table-cell>
          <table:table-cell office:value-type="float" office:value="0.512436137114779" calcext:value-type="float">
            <text:p>0.512436137114779</text:p>
          </table:table-cell>
          <table:table-cell office:value-type="float" office:value="1.55055205397308" calcext:value-type="float">
            <text:p>1.55055205397308</text:p>
          </table:table-cell>
          <table:table-cell office:value-type="float" office:value="1.44020566402901" calcext:value-type="float">
            <text:p>1.44020566402901</text:p>
          </table:table-cell>
          <table:table-cell office:value-type="float" office:value="1.66935301820317" calcext:value-type="float">
            <text:p>1.66935301820317</text:p>
          </table:table-cell>
          <table:table-cell office:value-type="float" office:value="-0.550552053973076" calcext:value-type="float">
            <text:p>-0.550552053973076</text:p>
          </table:table-cell>
          <table:table-cell office:value-type="float" office:value="-0.440205664029006" calcext:value-type="float">
            <text:p>-0.440205664029006</text:p>
          </table:table-cell>
          <table:table-cell office:value-type="float" office:value="-0.669353018203173" calcext:value-type="float">
            <text:p>-0.669353018203173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94440874637224" calcext:value-type="float">
            <text:p>0.194440874637224</text:p>
          </table:table-cell>
          <table:table-cell office:value-type="float" office:value="0.115004497861686" calcext:value-type="float">
            <text:p>0.115004497861686</text:p>
          </table:table-cell>
          <table:table-cell office:value-type="float" office:value="0.273877251412762" calcext:value-type="float">
            <text:p>0.273877251412762</text:p>
          </table:table-cell>
          <table:table-cell office:value-type="float" office:value="1.2146316652241" calcext:value-type="float">
            <text:p>1.2146316652241</text:p>
          </table:table-cell>
          <table:table-cell office:value-type="float" office:value="1.12187848361484" calcext:value-type="float">
            <text:p>1.12187848361484</text:p>
          </table:table-cell>
          <table:table-cell office:value-type="float" office:value="1.31505337138774" calcext:value-type="float">
            <text:p>1.31505337138774</text:p>
          </table:table-cell>
          <table:table-cell office:value-type="float" office:value="-0.214631665224096" calcext:value-type="float">
            <text:p>-0.214631665224096</text:p>
          </table:table-cell>
          <table:table-cell office:value-type="float" office:value="-0.121878483614838" calcext:value-type="float">
            <text:p>-0.121878483614838</text:p>
          </table:table-cell>
          <table:table-cell office:value-type="float" office:value="-0.315053371387742" calcext:value-type="float">
            <text:p>-0.31505337138774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659664613808821" calcext:value-type="float">
            <text:p>-0.0659664613808821</text:p>
          </table:table-cell>
          <table:table-cell office:value-type="float" office:value="-0.149150931171808" calcext:value-type="float">
            <text:p>-0.149150931171808</text:p>
          </table:table-cell>
          <table:table-cell office:value-type="float" office:value="0.0172180084100443" calcext:value-type="float">
            <text:p>0.0172180084100443</text:p>
          </table:table-cell>
          <table:table-cell office:value-type="float" office:value="0.936162261354625" calcext:value-type="float">
            <text:p>0.936162261354625</text:p>
          </table:table-cell>
          <table:table-cell office:value-type="float" office:value="0.861439087075725" calcext:value-type="float">
            <text:p>0.861439087075725</text:p>
          </table:table-cell>
          <table:table-cell office:value-type="float" office:value="1.01736709273277" calcext:value-type="float">
            <text:p>1.01736709273277</text:p>
          </table:table-cell>
          <table:table-cell office:value-type="float" office:value="0.063837738645375" calcext:value-type="float">
            <text:p>0.063837738645375</text:p>
          </table:table-cell>
          <table:table-cell office:value-type="float" office:value="0.138560912924275" calcext:value-type="float">
            <text:p>0.138560912924275</text:p>
          </table:table-cell>
          <table:table-cell office:value-type="float" office:value="-0.0173670927327736" calcext:value-type="float">
            <text:p>-0.0173670927327736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11441308276303" calcext:value-type="float">
            <text:p>-0.111441308276303</text:p>
          </table:table-cell>
          <table:table-cell office:value-type="float" office:value="-0.196700705116176" calcext:value-type="float">
            <text:p>-0.196700705116176</text:p>
          </table:table-cell>
          <table:table-cell office:value-type="float" office:value="-0.0261819114364307" calcext:value-type="float">
            <text:p>-0.0261819114364307</text:p>
          </table:table-cell>
          <table:table-cell office:value-type="float" office:value="0.894543892185527" calcext:value-type="float">
            <text:p>0.894543892185527</text:p>
          </table:table-cell>
          <table:table-cell office:value-type="float" office:value="0.821436448251595" calcext:value-type="float">
            <text:p>0.821436448251595</text:p>
          </table:table-cell>
          <table:table-cell office:value-type="float" office:value="0.974157863033293" calcext:value-type="float">
            <text:p>0.974157863033293</text:p>
          </table:table-cell>
          <table:table-cell office:value-type="float" office:value="0.105456107814473" calcext:value-type="float">
            <text:p>0.105456107814473</text:p>
          </table:table-cell>
          <table:table-cell office:value-type="float" office:value="0.178563551748405" calcext:value-type="float">
            <text:p>0.178563551748405</text:p>
          </table:table-cell>
          <table:table-cell office:value-type="float" office:value="0.025842136966707" calcext:value-type="float">
            <text:p>0.025842136966707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269330639011948" calcext:value-type="float">
            <text:p>-0.0269330639011948</text:p>
          </table:table-cell>
          <table:table-cell office:value-type="float" office:value="-0.118752114286084" calcext:value-type="float">
            <text:p>-0.118752114286084</text:p>
          </table:table-cell>
          <table:table-cell office:value-type="float" office:value="0.0648859864836941" calcext:value-type="float">
            <text:p>0.0648859864836941</text:p>
          </table:table-cell>
          <table:table-cell office:value-type="float" office:value="0.973426396709165" calcext:value-type="float">
            <text:p>0.973426396709165</text:p>
          </table:table-cell>
          <table:table-cell office:value-type="float" office:value="0.888027902911425" calcext:value-type="float">
            <text:p>0.888027902911425</text:p>
          </table:table-cell>
          <table:table-cell office:value-type="float" office:value="1.06703736076715" calcext:value-type="float">
            <text:p>1.06703736076715</text:p>
          </table:table-cell>
          <table:table-cell office:value-type="float" office:value="0.0265736032908348" calcext:value-type="float">
            <text:p>0.0265736032908348</text:p>
          </table:table-cell>
          <table:table-cell office:value-type="float" office:value="0.111972097088575" calcext:value-type="float">
            <text:p>0.111972097088575</text:p>
          </table:table-cell>
          <table:table-cell office:value-type="float" office:value="-0.0670373607671453" calcext:value-type="float">
            <text:p>-0.0670373607671453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428053744133656" calcext:value-type="float">
            <text:p>-0.0428053744133656</text:p>
          </table:table-cell>
          <table:table-cell office:value-type="float" office:value="-0.129504417324447" calcext:value-type="float">
            <text:p>-0.129504417324447</text:p>
          </table:table-cell>
          <table:table-cell office:value-type="float" office:value="0.0438936684977154" calcext:value-type="float">
            <text:p>0.0438936684977154</text:p>
          </table:table-cell>
          <table:table-cell office:value-type="float" office:value="0.958097842276863" calcext:value-type="float">
            <text:p>0.958097842276863</text:p>
          </table:table-cell>
          <table:table-cell office:value-type="float" office:value="0.878530707652503" calcext:value-type="float">
            <text:p>0.878530707652503</text:p>
          </table:table-cell>
          <table:table-cell office:value-type="float" office:value="1.04487124625207" calcext:value-type="float">
            <text:p>1.04487124625207</text:p>
          </table:table-cell>
          <table:table-cell office:value-type="float" office:value="0.041902157723137" calcext:value-type="float">
            <text:p>0.041902157723137</text:p>
          </table:table-cell>
          <table:table-cell office:value-type="float" office:value="0.121469292347497" calcext:value-type="float">
            <text:p>0.121469292347497</text:p>
          </table:table-cell>
          <table:table-cell office:value-type="float" office:value="-0.0448712462520664" calcext:value-type="float">
            <text:p>-0.044871246252066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37835986909492" calcext:value-type="float">
            <text:p>-0.37835986909492</text:p>
          </table:table-cell>
          <table:table-cell office:value-type="float" office:value="-0.412422266893272" calcext:value-type="float">
            <text:p>-0.412422266893272</text:p>
          </table:table-cell>
          <table:table-cell office:value-type="float" office:value="-0.344297471296569" calcext:value-type="float">
            <text:p>-0.344297471296569</text:p>
          </table:table-cell>
          <table:table-cell office:value-type="float" office:value="0.684983951751112" calcext:value-type="float">
            <text:p>0.684983951751112</text:p>
          </table:table-cell>
          <table:table-cell office:value-type="float" office:value="0.662044657478723" calcext:value-type="float">
            <text:p>0.662044657478723</text:p>
          </table:table-cell>
          <table:table-cell office:value-type="float" office:value="0.708718073405266" calcext:value-type="float">
            <text:p>0.708718073405266</text:p>
          </table:table-cell>
          <table:table-cell office:value-type="float" office:value="0.315016048248888" calcext:value-type="float">
            <text:p>0.315016048248888</text:p>
          </table:table-cell>
          <table:table-cell office:value-type="float" office:value="0.337955342521277" calcext:value-type="float">
            <text:p>0.337955342521277</text:p>
          </table:table-cell>
          <table:table-cell office:value-type="float" office:value="0.291281926594734" calcext:value-type="float">
            <text:p>0.291281926594734</text:p>
          </table:table-cell>
        </table:table-row>
      </table:table>
      <table:table table:name="LCInf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624036694527758" calcext:value-type="float">
            <text:p>0.624036694527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16367216680936" calcext:value-type="float">
            <text:p>0.316367216680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00869773883411384" calcext:value-type="float">
            <text:p>0.00869773883411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001-061</text:p>
          </table:table-cell>
          <table:table-cell office:value-type="float" office:value="0.433543815604785" calcext:value-type="float">
            <text:p>0.433543815604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62-122</text:p>
          </table:table-cell>
          <table:table-cell office:value-type="float" office:value="0.365769854535311" calcext:value-type="float">
            <text:p>0.365769854535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123-183</text:p>
          </table:table-cell>
          <table:table-cell office:value-type="float" office:value="0.297995893465837" calcext:value-type="float">
            <text:p>0.297995893465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84-244</text:p>
          </table:table-cell>
          <table:table-cell office:value-type="float" office:value="0.230221932396363" calcext:value-type="float">
            <text:p>0.2302219323963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245-305</text:p>
          </table:table-cell>
          <table:table-cell office:value-type="float" office:value="0.16244797132689" calcext:value-type="float">
            <text:p>0.16244797132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306-366</text:p>
          </table:table-cell>
          <table:table-cell office:value-type="float" office:value="0.0946740102574158" calcext:value-type="float">
            <text:p>0.0946740102574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67-427</text:p>
          </table:table-cell>
          <table:table-cell office:value-type="float" office:value="0.0269000491879421" calcext:value-type="float">
            <text:p>0.0269000491879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428-488</text:p>
          </table:table-cell>
          <table:table-cell office:value-type="float" office:value="-0.0408739118815318" calcext:value-type="float">
            <text:p>-0.04087391188153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744963116093786" calcext:value-type="float">
            <text:p>0.744963116093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596670289847179" calcext:value-type="float">
            <text:p>0.5966702898471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448377463600572" calcext:value-type="float">
            <text:p>0.448377463600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52648894226923" calcext:value-type="float">
            <text:p>0.9526488942269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65876069423723" calcext:value-type="float">
            <text:p>0.7658760694237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79103244620522" calcext:value-type="float">
            <text:p>0.5791032446205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92330419817322" calcext:value-type="float">
            <text:p>0.392330419817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205557595014121" calcext:value-type="float">
            <text:p>0.2055575950141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187847702109208" calcext:value-type="float">
            <text:p>0.0187847702109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16798805459228" calcext:value-type="float">
            <text:p>-0.167988054592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inf_062-122</text:p>
          </table:table-cell>
          <table:table-cell office:value-type="float" office:value="0.506738150762426" calcext:value-type="float">
            <text:p>0.5067381507624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123-183</text:p>
          </table:table-cell>
          <table:table-cell office:value-type="float" office:value="0.329162937208093" calcext:value-type="float">
            <text:p>0.3291629372080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84-244</text:p>
          </table:table-cell>
          <table:table-cell office:value-type="float" office:value="0.15158772365376" calcext:value-type="float">
            <text:p>0.151587723653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-0.0259874899005732" calcext:value-type="float">
            <text:p>-0.02598748990057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-0.203562703454907" calcext:value-type="float">
            <text:p>-0.203562703454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-0.38113791700924" calcext:value-type="float">
            <text:p>-0.381137917009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-0.558713130563573" calcext:value-type="float">
            <text:p>-0.5587131305635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-0.736288344117906" calcext:value-type="float">
            <text:p>-0.736288344117906</text:p>
          </table:table-cell>
        </table:table-row>
      </table:table>
      <table:table table:name="full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73001045918203" calcext:value-type="float">
            <text:p>0.473001045918203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1714448199853" calcext:value-type="float">
            <text:p>0.56171444819985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66331159075148" calcext:value-type="float">
            <text:p>0.366331159075148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73117768924367" calcext:value-type="float">
            <text:p>0.47311776892436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366798956808591" calcext:value-type="float">
            <text:p>0.36679895680859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40776790104176" calcext:value-type="float">
            <text:p>0.440776790104176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83034834742681" calcext:value-type="float">
            <text:p>0.28303483474268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433543815604785" calcext:value-type="float">
            <text:p>0.43354381560478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38579503398014" calcext:value-type="float">
            <text:p>0.38579503398014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75072657167511" calcext:value-type="float">
            <text:p>0.47507265716751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281333416072704" calcext:value-type="float">
            <text:p>0.281333416072704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388872818341528" calcext:value-type="float">
            <text:p>0.38887281834152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72466604214828" calcext:value-type="float">
            <text:p>0.27246660421482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48700162280043" calcext:value-type="float">
            <text:p>0.348700162280043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87310035519628" calcext:value-type="float">
            <text:p>0.187310035519628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365769854535311" calcext:value-type="float">
            <text:p>0.36576985453531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34605234871017" calcext:value-type="float">
            <text:p>0.33460523487101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24586776422758" calcext:value-type="float">
            <text:p>0.42458677642275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30552626669657" calcext:value-type="float">
            <text:p>0.23055262666965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04627867758688" calcext:value-type="float">
            <text:p>0.30462786775868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723223060287802" calcext:value-type="float">
            <text:p>-0.723223060287802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181646404979426" calcext:value-type="float">
            <text:p>0.181646404979426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62862426899096" calcext:value-type="float">
            <text:p>-2.6286242689909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72798269554451" calcext:value-type="float">
            <text:p>-0.17279826955445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080650032720102" calcext:value-type="float">
            <text:p>0.08065003272010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48247986248797" calcext:value-type="float">
            <text:p>0.148247986248797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0768727435678962" calcext:value-type="float">
            <text:p>0.00768727435678962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97995893465837" calcext:value-type="float">
            <text:p>0.297995893465837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19688414907577" calcext:value-type="float">
            <text:p>0.3196884149075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82104139268045" calcext:value-type="float">
            <text:p>0.38210413926804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50967869791671" calcext:value-type="float">
            <text:p>0.25096786979167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220382917175848" calcext:value-type="float">
            <text:p>0.22038291717584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59057827877936" calcext:value-type="float">
            <text:p>-0.45905782787793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613514665377113" calcext:value-type="float">
            <text:p>-0.0613514665377113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0579149528715" calcext:value-type="float">
            <text:p>-1.00579149528715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51272884126764" calcext:value-type="float">
            <text:p>-0.15127288412676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157404332162583" calcext:value-type="float">
            <text:p>0.0157404332162583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0748039833070564" calcext:value-type="float">
            <text:p>0.0748039833070564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470936723961661" calcext:value-type="float">
            <text:p>-0.0470936723961661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230221932396363" calcext:value-type="float">
            <text:p>0.230221932396363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84041426776577" calcext:value-type="float">
            <text:p>0.284041426776577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59882937859402" calcext:value-type="float">
            <text:p>0.35988293785940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199214161144278" calcext:value-type="float">
            <text:p>0.19921416114427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136137966593008" calcext:value-type="float">
            <text:p>0.13613796659300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44773243488712" calcext:value-type="float">
            <text:p>-0.074477324348871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5771055190627" calcext:value-type="float">
            <text:p>0.175771055190627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0704898572717" calcext:value-type="float">
            <text:p>-0.40070489857271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29747498699077" calcext:value-type="float">
            <text:p>-0.129747498699077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-0.290670531025398" calcext:value-type="float">
            <text:p>-0.290670531025398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-0.171453906246233" calcext:value-type="float">
            <text:p>-0.171453906246233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422019603823179" calcext:value-type="float">
            <text:p>-0.422019603823179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6244797132689" calcext:value-type="float">
            <text:p>0.1624479713268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06641214835012" calcext:value-type="float">
            <text:p>0.00664121483501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39876780075231" calcext:value-type="float">
            <text:p>0.13987678007523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47232923383661" calcext:value-type="float">
            <text:p>-0.14723292338366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0518930160101687" calcext:value-type="float">
            <text:p>0.051893016010168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98975847067562" calcext:value-type="float">
            <text:p>-0.0498975847067562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89189172788776" calcext:value-type="float">
            <text:p>0.18918917278877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59484729828263" calcext:value-type="float">
            <text:p>-0.35948472982826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08222113271391" calcext:value-type="float">
            <text:p>-0.10822211327139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47723204257152" calcext:value-type="float">
            <text:p>-0.47723204257152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-0.21186139804229" calcext:value-type="float">
            <text:p>-0.21186139804229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800712945494673" calcext:value-type="float">
            <text:p>-0.800712945494673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946740102574158" calcext:value-type="float">
            <text:p>0.094674010257415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99627968432512" calcext:value-type="float">
            <text:p>-0.299627968432512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34245591226345" calcext:value-type="float">
            <text:p>0.03424559122634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48925856291772" calcext:value-type="float">
            <text:p>-0.74892585629177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-0.032351934572671" calcext:value-type="float">
            <text:p>-0.03235193457267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555271390405494" calcext:value-type="float">
            <text:p>-0.0555271390405494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28867124936856" calcext:value-type="float">
            <text:p>0.128867124936856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78952468841645" calcext:value-type="float">
            <text:p>-0.27895246884164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866967278437039" calcext:value-type="float">
            <text:p>-0.086696727843703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1.28595782309566" calcext:value-type="float">
            <text:p>-1.28595782309566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-0.528380782406106" calcext:value-type="float">
            <text:p>-0.528380782406106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2.41904532504371" calcext:value-type="float">
            <text:p>-2.41904532504371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0269000491879421" calcext:value-type="float">
            <text:p>0.0269000491879421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34072110980647" calcext:value-type="float">
            <text:p>0.034072110980647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4651335198589" calcext:value-type="float">
            <text:p>0.864651335198589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89343103719823" calcext:value-type="float">
            <text:p>-5.8934310371982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-0.116596885155511" calcext:value-type="float">
            <text:p>-0.116596885155511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41405824502592" calcext:value-type="float">
            <text:p>-0.141405824502592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366415744215564" calcext:value-type="float">
            <text:p>0.0366415744215564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52359850308237" calcext:value-type="float">
            <text:p>-0.352359850308237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65171342416017" calcext:value-type="float">
            <text:p>-0.065171342416017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3.90398716890753" calcext:value-type="float">
            <text:p>-3.90398716890753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1069778882903" calcext:value-type="float">
            <text:p>0.31069778882903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33.8890367143255" calcext:value-type="float">
            <text:p>-33.8890367143255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0408739118815318" calcext:value-type="float">
            <text:p>-0.0408739118815318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937241526260257" calcext:value-type="float">
            <text:p>-0.0937241526260257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0968314413105289" calcext:value-type="float">
            <text:p>0.0968314413105289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324484239988705" calcext:value-type="float">
            <text:p>-0.324484239988705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436459569883303" calcext:value-type="float">
            <text:p>-0.0436459569883303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boos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0778773521275" calcext:value-type="float">
            <text:p>0.87077877352127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2993756936562" calcext:value-type="float">
            <text:p>0.88299375693656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57288594732396" calcext:value-type="float">
            <text:p>0.85728859473239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319777328083" calcext:value-type="float">
            <text:p>0.8931977732808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521636953678159" calcext:value-type="float">
            <text:p>0.521636953678159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01298952300505" calcext:value-type="float">
            <text:p>0.801298952300505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151635619115528" calcext:value-type="float">
            <text:p>-0.15163561911552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64537252380279" calcext:value-type="float">
            <text:p>0.464537252380279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602440378995778" calcext:value-type="float">
            <text:p>0.60244037899577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625244319693426" calcext:value-type="float">
            <text:p>0.625244319693426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578248815004691" calcext:value-type="float">
            <text:p>0.57824881500469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624036694527758" calcext:value-type="float">
            <text:p>0.624036694527758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2892081403958" calcext:value-type="float">
            <text:p>0.83289208140395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3342076525163" calcext:value-type="float">
            <text:p>0.84334207652516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1745010797448" calcext:value-type="float">
            <text:p>0.8217450107974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56510231713829" calcext:value-type="float">
            <text:p>0.8565102317138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05008342336872" calcext:value-type="float">
            <text:p>0.60500834233687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5908558684973" calcext:value-type="float">
            <text:p>0.83590855868497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491983715108109" calcext:value-type="float">
            <text:p>0.049198371510810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381859688988496" calcext:value-type="float">
            <text:p>0.381859688988496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309182505711414" calcext:value-type="float">
            <text:p>0.309182505711414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47107023175917" calcext:value-type="float">
            <text:p>0.34710702317591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269055071266686" calcext:value-type="float">
            <text:p>0.269055071266686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316367216680936" calcext:value-type="float">
            <text:p>0.31636721668093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3008044809562" calcext:value-type="float">
            <text:p>0.71300804480956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9014709925667" calcext:value-type="float">
            <text:p>0.73901470992566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4409867235921" calcext:value-type="float">
            <text:p>0.68440986723592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19822690146829" calcext:value-type="float">
            <text:p>0.81982269014682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24182514226033" calcext:value-type="float">
            <text:p>0.52418251422603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02793753474" calcext:value-type="float">
            <text:p>0.71020279375347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18756168492312" calcext:value-type="float">
            <text:p>0.2187561684923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299182125596712" calcext:value-type="float">
            <text:p>0.299182125596712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-0.390045892208762" calcext:value-type="float">
            <text:p>-0.39004589220876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-0.263369953029294" calcext:value-type="float">
            <text:p>-0.263369953029294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529423410627569" calcext:value-type="float">
            <text:p>-0.529423410627569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0869773883411384" calcext:value-type="float">
            <text:p>0.0086977388341138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3376983094995" calcext:value-type="float">
            <text:p>0.643376983094995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590395003939" calcext:value-type="float">
            <text:p>0.7759039500393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32475600490139" calcext:value-type="float">
            <text:p>0.432475600490139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83135148579828" calcext:value-type="float">
            <text:p>0.78313514857982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8974781107644" calcext:value-type="float">
            <text:p>0.37897478110764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61181613396393" calcext:value-type="float">
            <text:p>0.461181613396393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225757529641" calcext:value-type="float">
            <text:p>0.284225757529641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16504562204928" calcext:value-type="float">
            <text:p>0.216504562204928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45253456189858" calcext:value-type="float">
            <text:p>0.345253456189858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2092497490675" calcext:value-type="float">
            <text:p>0.402092497490675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83011109858686" calcext:value-type="float">
            <text:p>0.28301110985868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3826998813144" calcext:value-type="float">
            <text:p>0.133826998813144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13592108758426" calcext:value-type="float">
            <text:p>0.313592108758426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75828689916565" calcext:value-type="float">
            <text:p>0.37582868991656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45149872243049" calcext:value-type="float">
            <text:p>0.24514987224304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511494354213609" calcext:value-type="float">
            <text:p>0.051149435421360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39395293276569" calcext:value-type="float">
            <text:p>0.339395293276569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0149618092827" calcext:value-type="float">
            <text:p>0.42014961809282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47394513892012" calcext:value-type="float">
            <text:p>0.24739451389201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315281279704229" calcext:value-type="float">
            <text:p>-0.031528127970422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37315999070571" calcext:value-type="float">
            <text:p>0.237315999070571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5065743971945" calcext:value-type="float">
            <text:p>0.38506574397194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0540665452093746" calcext:value-type="float">
            <text:p>0.054066545209374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114205691362207" calcext:value-type="float">
            <text:p>-0.114205691362207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505412204333" calcext:value-type="float">
            <text:p>0.704505412204333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9569854949499" calcext:value-type="float">
            <text:p>0.75956985494949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6829851771747" calcext:value-type="float">
            <text:p>0.636829851771747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361583212133" calcext:value-type="float">
            <text:p>0.70361583212133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2391051751606" calcext:value-type="float">
            <text:p>0.56239105175160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6016323027524" calcext:value-type="float">
            <text:p>0.646016323027524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9010106836211" calcext:value-type="float">
            <text:p>0.459010106836211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040860622983" calcext:value-type="float">
            <text:p>0.553040860622983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34525922142753" calcext:value-type="float">
            <text:p>0.43452592214275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66504360446139" calcext:value-type="float">
            <text:p>0.56650436044613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2366437970194" calcext:value-type="float">
            <text:p>0.262366437970194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2465889124636" calcext:value-type="float">
            <text:p>0.402465889124636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106547831676497" calcext:value-type="float">
            <text:p>0.106547831676497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79531765870983" calcext:value-type="float">
            <text:p>0.479531765870983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53372814081117" calcext:value-type="float">
            <text:p>-0.5337281408111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1890917626288" calcext:value-type="float">
            <text:p>0.251890917626288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secb45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7632166187784" calcext:value-type="float">
            <text:p>0.80763216618778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4258707063758" calcext:value-type="float">
            <text:p>0.864258707063758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7383004205022" calcext:value-type="float">
            <text:p>0.727383004205022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09703451238302" calcext:value-type="float">
            <text:p>0.809703451238302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4996667951509" calcext:value-type="float">
            <text:p>0.684996667951509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81088347450519" calcext:value-type="float">
            <text:p>0.781088347450519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46725365936271" calcext:value-type="float">
            <text:p>0.546725365936271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89566420524889" calcext:value-type="float">
            <text:p>0.68956642052488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1277954219957" calcext:value-type="float">
            <text:p>0.55127795421995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833477319684646" calcext:value-type="float">
            <text:p>0.833477319684646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0.209153455779812" calcext:value-type="float">
            <text:p>-0.2091534557798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69429389811477" calcext:value-type="float">
            <text:p>0.56942938981147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6255237987796" calcext:value-type="float">
            <text:p>0.9625523798779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5159608170166" calcext:value-type="float">
            <text:p>0.9751596081701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43546613015966" calcext:value-type="float">
            <text:p>0.9435466130159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5809195656882" calcext:value-type="float">
            <text:p>0.9580919565688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11017143558892" calcext:value-type="float">
            <text:p>0.91101714355889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50867486236263" calcext:value-type="float">
            <text:p>0.950867486236263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838845030838564" calcext:value-type="float">
            <text:p>0.838845030838564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09102693363875" calcext:value-type="float">
            <text:p>0.909102693363875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740282702735366" calcext:value-type="float">
            <text:p>0.740282702735366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771669186892891" calcext:value-type="float">
            <text:p>0.771669186892891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704581814514872" calcext:value-type="float">
            <text:p>0.704581814514872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744963116093786" calcext:value-type="float">
            <text:p>0.744963116093786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1538917507427" calcext:value-type="float">
            <text:p>0.96153891750742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2570565674832" calcext:value-type="float">
            <text:p>0.97257056567483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6070529600999" calcext:value-type="float">
            <text:p>0.94607052960099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9090196563688" calcext:value-type="float">
            <text:p>0.93909019656368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86459751323559" calcext:value-type="float">
            <text:p>0.886459751323559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28760601861702" calcext:value-type="float">
            <text:p>0.928760601861702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9041311319308" calcext:value-type="float">
            <text:p>0.81904131131930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7918414047469" calcext:value-type="float">
            <text:p>0.89791841404746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574821606176937" calcext:value-type="float">
            <text:p>0.57482160617693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626280622686849" calcext:value-type="float">
            <text:p>0.626280622686849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516276977999775" calcext:value-type="float">
            <text:p>0.51627697799977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596670289847179" calcext:value-type="float">
            <text:p>0.59667028984717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39912656250121" calcext:value-type="float">
            <text:p>0.93991265625012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7740332411947" calcext:value-type="float">
            <text:p>0.9677403324119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88080406623493" calcext:value-type="float">
            <text:p>0.88808040662349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0088436558557" calcext:value-type="float">
            <text:p>0.9200884365585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4780106657732" calcext:value-type="float">
            <text:p>0.884780106657732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9673089232986" calcext:value-type="float">
            <text:p>0.929673089232986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11229816907723" calcext:value-type="float">
            <text:p>0.811229816907723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86734134731063" calcext:value-type="float">
            <text:p>0.886734134731063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455372237642871" calcext:value-type="float">
            <text:p>0.455372237642871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620510017032427" calcext:value-type="float">
            <text:p>0.620510017032427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218373572839526" calcext:value-type="float">
            <text:p>0.218373572839526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448377463600572" calcext:value-type="float">
            <text:p>0.44837746360057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59522769101361" calcext:value-type="float">
            <text:p>0.859522769101361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3514693520721" calcext:value-type="float">
            <text:p>0.903514693520721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95472978000154" calcext:value-type="float">
            <text:p>0.795472978000154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75549855414656" calcext:value-type="float">
            <text:p>0.875549855414656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2205138238193" calcext:value-type="float">
            <text:p>0.832205138238193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8093758589099" calcext:value-type="float">
            <text:p>0.87809375858909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69042870095852" calcext:value-type="float">
            <text:p>0.769042870095852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6436557609825" calcext:value-type="float">
            <text:p>0.8643655760982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6874540874167" calcext:value-type="float">
            <text:p>0.876874540874167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3763835473381" calcext:value-type="float">
            <text:p>0.923763835473381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1145837030481" calcext:value-type="float">
            <text:p>0.801145837030481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53181296781844" calcext:value-type="float">
            <text:p>0.853181296781844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79974697233468" calcext:value-type="float">
            <text:p>0.779974697233468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73011537447935" calcext:value-type="float">
            <text:p>0.873011537447935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1877533687239" calcext:value-type="float">
            <text:p>0.61877533687239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41997017465438" calcext:value-type="float">
            <text:p>0.84199701746543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75139726441096" calcext:value-type="float">
            <text:p>0.57513972644109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24586679065644" calcext:value-type="float">
            <text:p>0.824586679065644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0290338902830294" calcext:value-type="float">
            <text:p>-0.0290338902830294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30812738149031" calcext:value-type="float">
            <text:p>0.830812738149031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6043021469357" calcext:value-type="float">
            <text:p>0.87604302146935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7086609216452" calcext:value-type="float">
            <text:p>0.91708660921645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4682135403693" calcext:value-type="float">
            <text:p>0.814682135403693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90408648885626" calcext:value-type="float">
            <text:p>0.89040864888562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4169501399023" calcext:value-type="float">
            <text:p>0.914169501399023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792020696683" calcext:value-type="float">
            <text:p>0.9879202069668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90148947927861" calcext:value-type="float">
            <text:p>0.390148947927861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4473890724707" calcext:value-type="float">
            <text:p>0.84473890724707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583201186501912" calcext:value-type="float">
            <text:p>0.58320118650191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636256943365582" calcext:value-type="float">
            <text:p>0.636256943365582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522406688554296" calcext:value-type="float">
            <text:p>0.522406688554296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506738150762426" calcext:value-type="float">
            <text:p>0.50673815076242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4762771801707" calcext:value-type="float">
            <text:p>0.88476277180170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307468035376" calcext:value-type="float">
            <text:p>0.9483074680353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3103727789664" calcext:value-type="float">
            <text:p>0.74310372778966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87134278355979" calcext:value-type="float">
            <text:p>0.8871342783559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09739817167738" calcext:value-type="float">
            <text:p>0.809739817167738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745504481728" calcext:value-type="float">
            <text:p>0.928745504481728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91976795175215" calcext:value-type="float">
            <text:p>0.49197679517521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15265338373286" calcext:value-type="float">
            <text:p>0.815265338373286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462552458848695" calcext:value-type="float">
            <text:p>0.462552458848695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582472017874952" calcext:value-type="float">
            <text:p>0.58247201787495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308190416317836" calcext:value-type="float">
            <text:p>0.308190416317836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329162937208093" calcext:value-type="float">
            <text:p>0.32916293720809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14681733991649" calcext:value-type="float">
            <text:p>0.61468173399164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61576275329042" calcext:value-type="float">
            <text:p>0.76157627532904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7728442786228" calcext:value-type="float">
            <text:p>0.37728442786228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85791769499501" calcext:value-type="float">
            <text:p>0.78579176949950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97856891128994" calcext:value-type="float">
            <text:p>0.197856891128994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599245296765904" calcext:value-type="float">
            <text:p>0.599245296765904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60555462460384" calcext:value-type="float">
            <text:p>-0.6055546246038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5158772365376" calcext:value-type="float">
            <text:p>0.1515877236537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6683396412838" calcext:value-type="float">
            <text:p>0.93668339641283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084953717449" calcext:value-type="float">
            <text:p>0.991084953717449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0311668301685" calcext:value-type="float">
            <text:p>0.55031166830168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80585537296685" calcext:value-type="float">
            <text:p>0.88058553729668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18798205845161" calcext:value-type="float">
            <text:p>0.71879820584516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1163479728055" calcext:value-type="float">
            <text:p>0.831163479728055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31650800972829" calcext:value-type="float">
            <text:p>0.53165080097282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56318200625717" calcext:value-type="float">
            <text:p>0.756318200625717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220345308600405" calcext:value-type="float">
            <text:p>0.220345308600405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438781962343407" calcext:value-type="float">
            <text:p>0.438781962343407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83111013964497" calcext:value-type="float">
            <text:p>-0.083111013964497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0259874899005732" calcext:value-type="float">
            <text:p>-0.0259874899005732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5507640236304" calcext:value-type="float">
            <text:p>0.75550764023630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37821695154547" calcext:value-type="float">
            <text:p>0.837821695154547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1414855151038" calcext:value-type="float">
            <text:p>0.631414855151038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77311166767038" calcext:value-type="float">
            <text:p>0.87731116676703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21492384389426" calcext:value-type="float">
            <text:p>0.621492384389426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69146959650683" calcext:value-type="float">
            <text:p>0.769146959650683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79397321956797" calcext:value-type="float">
            <text:p>0.37939732195679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26844631751933" calcext:value-type="float">
            <text:p>0.726844631751933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110517491434338" calcext:value-type="float">
            <text:p>0.110517491434338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230521608592386" calcext:value-type="float">
            <text:p>0.230521608592386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282018856916184" calcext:value-type="float">
            <text:p>-0.0282018856916184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203562703454907" calcext:value-type="float">
            <text:p>-0.20356270345490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5419673776833" calcext:value-type="float">
            <text:p>0.855419673776833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2949790342838" calcext:value-type="float">
            <text:p>0.91294979034283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59868806598819" calcext:value-type="float">
            <text:p>0.75986880659881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74036796237391" calcext:value-type="float">
            <text:p>0.87403679623739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0813146985795" calcext:value-type="float">
            <text:p>0.70813146985795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9388050868121" calcext:value-type="float">
            <text:p>0.86938805086812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47783725352209" calcext:value-type="float">
            <text:p>0.347783725352209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97371062878148" calcext:value-type="float">
            <text:p>0.69737106287814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817985750145096" calcext:value-type="float">
            <text:p>-0.0817985750145096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0587784920416838" calcext:value-type="float">
            <text:p>0.0587784920416838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43371668633025" calcext:value-type="float">
            <text:p>-0.243371668633025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-0.38113791700924" calcext:value-type="float">
            <text:p>-0.38113791700924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3570096262144" calcext:value-type="float">
            <text:p>0.833570096262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3474028562961" calcext:value-type="float">
            <text:p>0.903474028562961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3041863802851" calcext:value-type="float">
            <text:p>0.713041863802851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70762425707743" calcext:value-type="float">
            <text:p>0.870762425707743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0581708889763" calcext:value-type="float">
            <text:p>0.5058170888976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15260533414726" calcext:value-type="float">
            <text:p>0.8152605334147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21952228940129" calcext:value-type="float">
            <text:p>-0.321952228940129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67897494004364" calcext:value-type="float">
            <text:p>0.667897494004364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25057621430306" calcext:value-type="float">
            <text:p>-0.25057621430306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-0.0759241313270869" calcext:value-type="float">
            <text:p>-0.0759241313270869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453579134665886" calcext:value-type="float">
            <text:p>-0.453579134665886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558713130563573" calcext:value-type="float">
            <text:p>-0.55871313056357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688725262472" calcext:value-type="float">
            <text:p>0.77688725262472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88551309114505" calcext:value-type="float">
            <text:p>0.88855130911450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3343357864202" calcext:value-type="float">
            <text:p>0.55334335786420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67488055178096" calcext:value-type="float">
            <text:p>0.86748805517809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96732820169266" calcext:value-type="float">
            <text:p>0.696732820169266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86466039080314" calcext:value-type="float">
            <text:p>0.886466039080314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89925361385504" calcext:value-type="float">
            <text:p>0.189925361385504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3842392513058" calcext:value-type="float">
            <text:p>0.63842392513058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15233540032863" calcext:value-type="float">
            <text:p>-0.15233540032863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0989441823510436" calcext:value-type="float">
            <text:p>0.0989441823510436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0.473689918916736" calcext:value-type="float">
            <text:p>-0.473689918916736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736288344117906" calcext:value-type="float">
            <text:p>-0.736288344117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4-15T15:01:29.582206170</dc:date>
    <meta:editing-duration>PT1H40M56S</meta:editing-duration>
    <meta:editing-cycles>10</meta:editing-cycles>
    <meta:generator>LibreOffice/7.3.7.2$Linux_X86_64 LibreOffice_project/30$Build-2</meta:generator>
    <meta:document-statistic meta:table-count="14" meta:cell-count="3484" meta:object-count="0"/>
  </office:meta>
</office:document-meta>
</file>